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09cm" table:align="right"/>
    </style:style>
    <style:style style:name="Table1.A" style:family="table-column">
      <style:table-column-properties style:column-width="4.427cm"/>
    </style:style>
    <style:style style:name="Table1.B" style:family="table-column">
      <style:table-column-properties style:column-width="11.663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108cm" table:align="right"/>
    </style:style>
    <style:style style:name="Table2.A" style:family="table-column">
      <style:table-column-properties style:column-width="4.039cm"/>
    </style:style>
    <style:style style:name="Table2.B" style:family="table-column">
      <style:table-column-properties style:column-width="12.069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108cm" table:align="right"/>
    </style:style>
    <style:style style:name="Table3.A" style:family="table-column">
      <style:table-column-properties style:column-width="4.023cm"/>
    </style:style>
    <style:style style:name="Table3.B" style:family="table-column">
      <style:table-column-properties style:column-width="12.084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051cm" table:align="right"/>
    </style:style>
    <style:style style:name="Table4.A" style:family="table-column">
      <style:table-column-properties style:column-width="3.004cm"/>
    </style:style>
    <style:style style:name="Table4.B" style:family="table-column">
      <style:table-column-properties style:column-width="13.047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032cm" table:align="right"/>
    </style:style>
    <style:style style:name="Table5.A" style:family="table-column">
      <style:table-column-properties style:column-width="16.032cm"/>
    </style:style>
    <style:style style:name="Table5.A1" style:family="table-cell">
      <style:table-cell-properties fo:padding="0.097cm" fo:border="0.002cm solid #000000"/>
    </style:style>
    <style:style style:name="Table5.A2" style:family="table-cell">
      <style:table-cell-properties fo:padding="0.097cm" fo:border-left="0.002cm solid #000000" fo:border-right="0.002cm solid #000000" fo:border-top="none" fo:border-bottom="0.002cm solid #000000"/>
    </style:style>
    <style:style style:name="Table6" style:family="table">
      <style:table-properties style:width="16.051cm" table:align="right"/>
    </style:style>
    <style:style style:name="Table6.A" style:family="table-column">
      <style:table-column-properties style:column-width="16.051cm"/>
    </style:style>
    <style:style style:name="Table6.A1" style:family="table-cell">
      <style:table-cell-properties fo:padding="0.097cm" fo:border="0.002cm solid #000000"/>
    </style:style>
    <style:style style:name="Table6.A2" style:family="table-cell">
      <style:table-cell-properties fo:padding="0.097cm" fo:border-left="0.002cm solid #000000" fo:border-right="0.002cm solid #000000" fo:border-top="none" fo:border-bottom="0.002cm solid #000000"/>
    </style:style>
    <style:style style:name="Table7" style:family="table">
      <style:table-properties style:width="16.032cm" table:align="right"/>
    </style:style>
    <style:style style:name="Table7.A" style:family="table-column">
      <style:table-column-properties style:column-width="16.032cm"/>
    </style:style>
    <style:style style:name="Table7.A1" style:family="table-cell">
      <style:table-cell-properties fo:padding="0.097cm" fo:border="0.002cm solid #000000"/>
    </style:style>
    <style:style style:name="Table7.A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
      <style:text-properties style:language-asian="zh" style:country-asian="TW"/>
    </style:style>
    <style:style style:name="P17" style:family="paragraph" style:parent-style-name="Text_20_body_20_indent">
      <style:text-properties style:language-asian="zh" style:country-asian="TW"/>
    </style:style>
    <style:style style:name="P18" style:family="paragraph" style:parent-style-name="Heading_20_2">
      <style:text-properties style:language-asian="zh" style:country-asian="TW"/>
    </style:style>
    <style:style style:name="P19" style:family="paragraph" style:parent-style-name="Code_20_Indent">
      <style:text-properties style:language-asian="zh" style:country-asian="TW"/>
    </style:style>
    <style:style style:name="P20" style:family="paragraph" style:parent-style-name="Heading_20_3">
      <style:text-properties style:language-asian="zh" style:country-asian="TW"/>
    </style:style>
    <style:style style:name="P21" style:family="paragraph" style:parent-style-name="Heading_20_3">
      <style:text-properties style:font-name="Courier New1"/>
    </style:style>
    <style:style style:name="P22" style:family="paragraph" style:parent-style-name="Text_20_body_20_indent_20_2">
      <style:text-properties style:language-asian="zh" style:country-asian="TW"/>
    </style:style>
    <style:style style:name="P23" style:family="paragraph" style:parent-style-name="Table_20_Contents">
      <style:text-properties style:font-name="Courier New1"/>
    </style:style>
    <style:style style:name="P24" style:family="paragraph" style:parent-style-name="Table_20_Contents">
      <style:text-properties style:language-asian="zh" style:country-asian="TW"/>
    </style:style>
    <style:style style:name="P25" style:family="paragraph" style:parent-style-name="Heading_20_4">
      <style:text-properties style:language-asian="zh" style:country-asian="TW"/>
    </style:style>
    <style:style style:name="P26" style:family="paragraph" style:parent-style-name="Text_20_body_20_indent_20_2">
      <style:text-properties style:font-name="Courier New1" style:language-asian="zh" style:country-asian="TW"/>
    </style:style>
    <style:style style:name="P27" style:family="paragraph" style:parent-style-name="Text_20_body_20_indent_20_2">
      <style:text-properties style:font-name="Courier New1"/>
    </style:style>
    <style:style style:name="P28" style:family="paragraph" style:parent-style-name="Text_20_body_20_indent_20_2">
      <style:text-properties fo:font-style="normal" style:language-asian="zh" style:country-asian="TW" style:font-style-asian="normal" style:font-style-complex="normal"/>
    </style:style>
    <style:style style:name="P29" style:family="paragraph" style:parent-style-name="Heading_20_5">
      <style:text-properties fo:font-style="normal" style:language-asian="zh" style:country-asian="TW" style:font-style-asian="normal" style:font-style-complex="normal"/>
    </style:style>
    <style:style style:name="P30" style:family="paragraph" style:parent-style-name="Text_20_body_20_indent_20_3">
      <style:text-properties style:language-asian="zh" style:country-asian="TW"/>
    </style:style>
    <style:style style:name="P31" style:family="paragraph" style:parent-style-name="Code_20_Indent_20_3">
      <style:text-properties style:language-asian="zh" style:country-asian="TW"/>
    </style:style>
    <style:style style:name="P32" style:family="paragraph" style:parent-style-name="Heading_20_1">
      <style:text-properties style:language-asian="zh" style:country-asian="TW"/>
    </style:style>
    <style:style style:name="P33" style:family="paragraph" style:parent-style-name="Standard" style:list-style-name="L2"/>
    <style:style style:name="P34" style:family="paragraph" style:parent-style-name="Text_20_body_20_indent" style:list-style-name="L2">
      <style:text-properties style:language-asian="zh" style:country-asian="TW"/>
    </style:style>
    <style:style style:name="P35" style:family="paragraph" style:parent-style-name="Tip" style:master-page-name="">
      <style:paragraph-properties>
        <style:tab-stops>
          <style:tab-stop style:position="0.101cm"/>
          <style:tab-stop style:position="0.7cm"/>
          <style:tab-stop style:position="1.3cm"/>
        </style:tab-stops>
      </style:paragraph-properties>
    </style:style>
    <style:style style:name="P36" style:family="paragraph" style:parent-style-name="Tip">
      <style:paragraph-properties>
        <style:tab-stops>
          <style:tab-stop style:position="0.101cm"/>
          <style:tab-stop style:position="0.7cm"/>
          <style:tab-stop style:position="1.3cm"/>
        </style:tab-stops>
      </style:paragraph-properties>
      <style:text-properties style:font-name="Courier New1" style:language-asian="zh" style:country-asian="TW"/>
    </style:style>
    <style:style style:name="P37" style:family="paragraph" style:parent-style-name="Code_20_Indent_20_2">
      <style:text-properties style:language-asian="zh" style:country-asian="TW"/>
    </style:style>
    <style:style style:name="P38" style:family="paragraph" style:parent-style-name="Text_20_body_20_indent_20_2" style:list-style-name="L3">
      <style:text-properties style:language-asian="zh" style:country-asian="TW"/>
    </style:style>
    <style:style style:name="P39" style:family="paragraph" style:parent-style-name="Text_20_body_20_indent_20_2" style:list-style-name="L4">
      <style:text-properties style:language-asian="zh" style:country-asian="TW"/>
    </style:style>
    <style:style style:name="P40" style:family="paragraph" style:parent-style-name="Text_20_body_20_indent_20_2" style:list-style-name="L5">
      <style:text-properties style:language-asian="zh" style:country-asian="TW"/>
    </style:style>
    <style:style style:name="P41" style:family="paragraph" style:parent-style-name="Table_20_Contents">
      <style:text-properties style:font-name="Courier New1" style:language-asian="zh" style:country-asian="TW"/>
    </style:style>
    <style:style style:name="P42" style:family="paragraph" style:parent-style-name="Text_20_body_20_indent">
      <style:text-properties style:font-name="Courier New1"/>
    </style:style>
    <style:style style:name="P43" style:family="paragraph" style:parent-style-name="Text_20_body_20_indent">
      <style:text-properties style:font-name="Courier New1" style:language-asian="zh" style:country-asian="TW"/>
    </style:style>
    <style:style style:name="P44" style:family="paragraph" style:parent-style-name="Table_20_Contents">
      <style:text-properties style:font-name="Verdana1"/>
    </style:style>
    <style:style style:name="P45" style:family="paragraph" style:parent-style-name="Text_20_body_20_indent">
      <style:text-properties style:font-name="Verdana1" style:language-asian="zh" style:country-asian="TW"/>
    </style:style>
    <style:style style:name="P46" style:family="paragraph" style:parent-style-name="Text_20_body_20_indent">
      <style:text-properties style:font-name="Verdana1"/>
    </style:style>
    <style:style style:name="P47" style:family="paragraph" style:parent-style-name="Table_20_Contents">
      <style:text-properties style:font-name="Verdana1" style:font-name-asian="Verdana1"/>
    </style:style>
    <style:style style:name="P48" style:family="paragraph" style:parent-style-name="Text_20_body_20_indent_20_3" style:list-style-name="L6"/>
    <style:style style:name="P49" style:family="paragraph" style:parent-style-name="Text_20_body_20_indent_20_3" style:list-style-name="L7"/>
    <style:style style:name="P50" style:family="paragraph" style:parent-style-name="Tip">
      <style:paragraph-properties fo:margin-left="2.499cm" fo:margin-right="1cm" fo:text-indent="0cm" style:auto-text-indent="false"/>
    </style:style>
    <style:style style:name="P51" style:family="paragraph" style:parent-style-name="Tip">
      <style:text-properties style:language-asian="zh" style:country-asian="TW"/>
    </style:style>
    <style:style style:name="P52" style:family="paragraph" style:parent-style-name="Text_20_body_20_indent_20_2" style:list-style-name="L8">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fo:font-style="italic" style:font-style-asian="italic" style:font-style-complex="italic"/>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Tahoma"/>
    </style:style>
    <style:style style:name="T10" style:family="text">
      <style:text-properties fo:font-style="normal" style:font-style-asian="normal" style:font-style-complex="normal"/>
    </style:style>
    <style:style style:name="T11" style:family="text">
      <style:text-properties fo:color="#0000ff" style:font-name="Courier New1"/>
    </style:style>
    <style:style style:name="T12" style:family="text">
      <style:text-properties style:font-name="Verdana1"/>
    </style:style>
    <style:style style:name="T13" style:family="text">
      <style:text-properties fo:color="#0000ff" style:language-asian="zh" style:country-asian="TW"/>
    </style:style>
    <style:style style:name="T14" style:family="text">
      <style:text-properties fo:font-style="italic" style:language-asian="zh" style:country-asian="TW" style:font-style-asian="italic" style:font-style-complex="italic"/>
    </style:style>
    <style:style style:name="T15" style:family="text">
      <style:text-properties style:use-window-font-color="true"/>
    </style:style>
    <style:style style:name="T16" style:family="text">
      <style:text-properties style:use-window-font-color="tru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Graphic3" text:anchor-type="paragraph" svg:x="0.03cm" svg:y="0.22cm" svg:width="5.001cm" svg:height="1.72cm" draw:z-index="0"><draw:image xlink:href="../images/potix.jpg" xlink:type="simple" xlink:show="embed" xlink:actuate="onLoad"/></draw:frame></text:p>
      <text:p text:style-name="P3">SIMPLY RICH</text:p>
      <text:p text:style-name="P4">ZK<text:span text:style-name="T1">TM</text:span></text:p>
      <text:p text:style-name="Document_20_Title">The Component Development Guide</text:p>
      <text:p text:style-name="Document_20_SubTitle">Version 3.0.5 and later</text:p>
      <text:p text:style-name="P5"><text:span text:style-name="T2">June</text:span> 2008</text:p>
      <text:p text:style-name="P6">Potix Corporation</text:p>
      <text:p text:style-name="P7">Revision 4</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6</text:p>
          <text:p text:style-name="P13"><text:a xlink:type="simple" xlink:href="#1.1.Two Sides of a Component|outline">Two Sides of a Component<text:tab/>6</text:a></text:p>
          <text:p text:style-name="P14"><text:a xlink:type="simple" xlink:href="#1.1.1.View|outline">View<text:tab/>6</text:a></text:p>
          <text:p text:style-name="P14"><text:a xlink:type="simple" xlink:href="#1.1.2.Handle|outline">Handle<text:tab/>6</text:a></text:p>
          <text:p text:style-name="P13"><text:a xlink:type="simple" xlink:href="#1.2.Page and Rendering|outline">Page and Rendering<text:tab/>7</text:a></text:p>
          <text:p text:style-name="P14"><text:a xlink:type="simple" xlink:href="#1.2.1.The Non-Rendering Phases|outline">The Non-Rendering Phases<text:tab/>7</text:a></text:p>
          <text:p text:style-name="P14"><text:a xlink:type="simple" xlink:href="#1.2.2.The Rendering Phase|outline">The Rendering Phase<text:tab/>8</text:a></text:p>
          <text:p text:style-name="P15"><text:a xlink:type="simple" xlink:href="#1.2.2.1.Molds|outline">Molds<text:tab/>8</text:a></text:p>
          <text:p text:style-name="P13"><text:a xlink:type="simple" xlink:href="#1.3.Trilogy of Component Development|outline">Trilogy of Component Development<text:tab/>8</text:a></text:p>
          <text:p text:style-name="P14"><text:a xlink:type="simple" xlink:href="#1.3.1.Development of View|outline">Development of View<text:tab/>9</text:a></text:p>
          <text:p text:style-name="P15"><text:a xlink:type="simple" xlink:href="#1.3.1.1.HTML Tags|outline">HTML Tags<text:tab/>9</text:a></text:p>
          <text:p text:style-name="P15"><text:a xlink:type="simple" xlink:href="#1.3.1.2.JavaScript Methods|outline">JavaScript Methods<text:tab/>10</text:a></text:p>
          <text:p text:style-name="P14"><text:a xlink:type="simple" xlink:href="#1.3.2.Development of Handle|outline">Development of Handle<text:tab/>10</text:a></text:p>
          <text:p text:style-name="P14"><text:a xlink:type="simple" xlink:href="#1.3.3.Configuration|outline">Configuration<text:tab/>10</text:a></text:p>
          <text:p text:style-name="P12">2. Handle<text:tab/>12</text:p>
          <text:p text:style-name="P13"><text:a xlink:type="simple" xlink:href="#2.1.Skeletal Implementations|outline">Skeletal Implementations<text:tab/>12</text:a></text:p>
          <text:p text:style-name="P14"><text:a xlink:type="simple" xlink:href="#2.1.1.The org.zkoss.zk.ui.AbstractComponent Class|outline">The org.zkoss.zk.ui.AbstractComponent Class<text:tab/>12</text:a></text:p>
          <text:p text:style-name="P15"><text:a xlink:type="simple" xlink:href="#2.1.1.1.Utilities to Communicate with the Client|outline">Utilities to Communicate with the Client<text:tab/>13</text:a></text:p>
          <text:p text:style-name="P15"><text:a xlink:type="simple" xlink:href="#2.1.1.2.Utilities to Generate the View|outline">Utilities to Generate the View<text:tab/>13</text:a></text:p>
          <text:p text:style-name="P15"><text:a xlink:type="simple" xlink:href="#2.1.1.3.Extra Controls|outline">Extra Controls<text:tab/>13</text:a></text:p>
          <text:p text:style-name="P14"><text:a xlink:type="simple" xlink:href="#2.1.2.The org.zkoss.zk.ui.HtmlBasedComponent Class|outline">The org.zkoss.zk.ui.HtmlBasedComponent Class<text:tab/>14</text:a></text:p>
          <text:p text:style-name="P15"><text:a xlink:type="simple" xlink:href="#2.1.2.1.Utilities to Generate the View|outline">Utilities to Generate the View<text:tab/>14</text:a></text:p>
          <text:p text:style-name="P14"><text:a xlink:type="simple" xlink:href="#2.1.3.The org.zkoss.zul.impl.XulElement Class|outline">The org.zkoss.zul.impl.XulElement Class<text:tab/>15</text:a></text:p>
          <text:p text:style-name="P15"><text:a xlink:type="simple" xlink:href="#2.1.3.1.Utilities to Generate the View|outline">Utilities to Generate the View<text:tab/>15</text:a></text:p>
          <text:p text:style-name="P13"><text:a xlink:type="simple" xlink:href="#2.2.Communication with the Client|outline">Communication with the Client<text:tab/>15</text:a></text:p>
          <text:p text:style-name="P14"><text:a xlink:type="simple" xlink:href="#2.2.1.Response to the Client|outline">Response to the Client<text:tab/>15</text:a></text:p>
          <text:p text:style-name="P15"><text:a xlink:type="simple" xlink:href="#2.2.1.1.Invalidates|outline">Invalidates<text:tab/>16</text:a></text:p>
          <text:p text:style-name="P15"><text:a xlink:type="simple" xlink:href="#2.2.1.2.Smart Updates|outline">Smart Updates<text:tab/>16</text:a></text:p>
          <text:p text:style-name="P15"><text:a xlink:type="simple" xlink:href="#2.2.1.3.AU Responses|outline">AU Responses<text:tab/>17</text:a></text:p>
          <text:p text:style-name="P14"><text:a xlink:type="simple" xlink:href="#2.2.2.Request to the Server|outline">Request to the Server<text:tab/>18</text:a></text:p>
          <text:p text:style-name="P15"><text:a xlink:type="simple" xlink:href="#2.2.2.1.Command|outline">Command<text:tab/>18</text:a></text:p>
          <text:p text:style-name="P15"><text:a xlink:type="simple" xlink:href="#2.2.2.2.Event|outline">Event<text:tab/>19</text:a></text:p>
          <text:p text:style-name="P13"><text:a xlink:type="simple" xlink:href="#2.3.Miscellaneous Features|outline">Miscellaneous Features<text:tab/>19</text:a></text:p>
          <text:p text:style-name="P14"><text:a xlink:type="simple" xlink:href="#2.3.1.Drag-and-Drop, Tooltip and Context Menu|outline">Drag-and-Drop, Tooltip and Context Menu<text:tab/>19</text:a></text:p>
          <text:p text:style-name="P14"><text:a xlink:type="simple" xlink:href="#2.3.2.Click, Right Click and Double Click|outline">Click, Right Click and Double Click<text:tab/>19</text:a></text:p>
          <text:p text:style-name="P12">3. View<text:tab/>21</text:p>
          <text:p text:style-name="P13"><text:a xlink:type="simple" xlink:href="#3.1.HTML Tags|outline">HTML Tags<text:tab/>21</text:a></text:p>
          <text:p text:style-name="P14"><text:a xlink:type="simple" xlink:href="#3.1.1.Retrieve Component Being Rendered|outline">Retrieve Component Being Rendered<text:tab/>21</text:a></text:p>
          <text:p text:style-name="P14"><text:a xlink:type="simple" xlink:href="#3.1.2.DSP File Location|outline">DSP File Location<text:tab/>22</text:a></text:p>
          <text:p text:style-name="P14"><text:a xlink:type="simple" xlink:href="#3.1.3.Component Renderer|outline">Component Renderer<text:tab/>22</text:a></text:p>
          <text:p text:style-name="P13"><text:a xlink:type="simple" xlink:href="#3.2.JavaScript Codes|outline">JavaScript Codes<text:tab/>23</text:a></text:p>
          <text:p text:style-name="P14"><text:a xlink:type="simple" xlink:href="#3.2.1.Component Type|outline">Component Type<text:tab/>23</text:a></text:p>
          <text:p text:style-name="P14"><text:a xlink:type="simple" xlink:href="#3.2.2.JavaScript File Location|outline">JavaScript File Location<text:tab/>24</text:a></text:p>
          <text:p text:style-name="P13"><text:a xlink:type="simple" xlink:href="#3.3.Initialization and Cleanup|outline">Initialization and Cleanup<text:tab/>24</text:a></text:p>
          <text:p text:style-name="P14"><text:a xlink:type="simple" xlink:href="#3.3.1.Initialization|outline">Initialization<text:tab/>24</text:a></text:p>
          <text:p text:style-name="P14"><text:a xlink:type="simple" xlink:href="#3.3.2.Cleanup|outline">Cleanup<text:tab/>24</text:a></text:p>
          <text:p text:style-name="P13"><text:a xlink:type="simple" xlink:href="#3.4.Event Handling|outline">Event Handling<text:tab/>25</text:a></text:p>
          <text:p text:style-name="P14"><text:a xlink:type="simple" xlink:href="#3.4.1.ZK Callbacks|outline">ZK Callbacks<text:tab/>25</text:a></text:p>
          <text:p text:style-name="P15"><text:a xlink:type="simple" xlink:href="#3.4.1.1.The init Callback|outline">The init Callback<text:tab/>25</text:a></text:p>
          <text:p text:style-name="P15"><text:a xlink:type="simple" xlink:href="#3.4.1.2.The cleanup Callback|outline">The cleanup Callback<text:tab/>25</text:a></text:p>
          <text:p text:style-name="P15"><text:a xlink:type="simple" xlink:href="#3.4.1.3.The beforeSize and onSize Callback10|outline">The beforeSize and onSize Callback<text:tab/>26</text:a></text:p>
          <text:p text:style-name="P15"><text:a xlink:type="simple" xlink:href="#3.4.1.4.The onVisi Callback|outline">The onVisi Callback<text:tab/>26</text:a></text:p>
          <text:p text:style-name="P15"><text:a xlink:type="simple" xlink:href="#3.4.1.5.The onHide Callback|outline">The onHide Callback<text:tab/>26</text:a></text:p>
          <text:p text:style-name="P15"><text:a xlink:type="simple" xlink:href="#3.4.1.6.The onScroll Callback11|outline">The onScroll Callback<text:tab/>27</text:a></text:p>
          <text:p text:style-name="P14"><text:a xlink:type="simple" xlink:href="#3.4.2.Browser Event Listeners|outline">Browser Event Listeners<text:tab/>27</text:a></text:p>
          <text:p text:style-name="P13"><text:a xlink:type="simple" xlink:href="#3.5.Communicate with the Server|outline">Communicate with the Server<text:tab/>27</text:a></text:p>
          <text:p text:style-name="P14"><text:a xlink:type="simple" xlink:href="#3.5.1.Send Requests to the Server|outline">Send Requests to the Server<text:tab/>27</text:a></text:p>
          <text:p text:style-name="P15"><text:a xlink:type="simple" xlink:href="#3.5.1.1.AU Request|outline">AU Request<text:tab/>27</text:a></text:p>
          <text:p text:style-name="P15"><text:a xlink:type="simple" xlink:href="#3.5.1.2.Basic Utilities to Send Requests|outline">Basic Utilities to Send Requests<text:tab/>28</text:a></text:p>
          <text:p text:style-name="P15"><text:a xlink:type="simple" xlink:href="#3.5.1.3.Callbacks|outline">Callbacks<text:tab/>29</text:a></text:p>
          <text:p text:style-name="P15"><text:a xlink:type="simple" xlink:href="#3.5.1.4.More Utilities to Send Requests|outline">More Utilities to Send Requests<text:tab/>30</text:a></text:p>
          <text:p text:style-name="P14"><text:a xlink:type="simple" xlink:href="#3.5.2.Process Request at the Server|outline">Process Request at the Server<text:tab/>31</text:a></text:p>
          <text:p text:style-name="P15"><text:a xlink:type="simple" xlink:href="#3.5.2.1.Global and Component-specific Commands|outline">Global and Component-specific Commands<text:tab/>31</text:a></text:p>
          <text:p text:style-name="P15"><text:a xlink:type="simple" xlink:href="#3.5.2.2.Develop Your Own Command|outline">Develop Your Own Command<text:tab/>32</text:a></text:p>
          <text:p text:style-name="P14"><text:a xlink:type="simple" xlink:href="#3.5.3.Process Smart Updates|outline">Process Smart Updates<text:tab/>34</text:a></text:p>
          <text:p text:style-name="P15"><text:a xlink:type="simple" xlink:href="#3.5.3.1.Smart Updates with Multiple Values13|outline">Smart Updates with Multiple Values<text:tab/>35</text:a></text:p>
          <text:p text:style-name="P14"><text:a xlink:type="simple" xlink:href="#3.5.4.Process AU Responses|outline">Process AU Responses<text:tab/>35</text:a></text:p>
          <text:p text:style-name="P15"><text:a xlink:type="simple" xlink:href="#3.5.4.1.The invoke Response|outline">The invoke Response<text:tab/>35</text:a></text:p>
          <text:p text:style-name="P15"><text:a xlink:type="simple" xlink:href="#3.5.4.2.The script Response|outline">The script Response<text:tab/>36</text:a></text:p>
          <text:p text:style-name="P15"><text:a xlink:type="simple" xlink:href="#3.5.4.3.Develop Your Own AU Responses|outline">Develop Your Own AU Responses<text:tab/>36</text:a></text:p>
          <text:p text:style-name="P13"><text:a xlink:type="simple" xlink:href="#3.6.JavaScript Utilities|outline">JavaScript Utilities<text:tab/>37</text:a></text:p>
          <text:p text:style-name="P12">4. Configuration<text:tab/>38</text:p>
          <text:p text:style-name="P13"><text:a xlink:type="simple" xlink:href="#4.1.Language Addon|outline">Language Addon<text:tab/>38</text:a></text:p>
          <text:p text:style-name="P14"><text:a xlink:type="simple" xlink:href="#4.1.1.Location of the Language Addon|outline">Location of the Language Addon<text:tab/>38</text:a></text:p>
          <text:p text:style-name="P15"><text:a xlink:type="simple" xlink:href="#4.1.1.1.Location in a JAR File|outline">Location in a JAR File<text:tab/>38</text:a></text:p>
          <text:p text:style-name="P15"><text:a xlink:type="simple" xlink:href="#4.1.1.2.Location in a WAR File|outline">Location in a WAR File<text:tab/>38</text:a></text:p>
          <text:p text:style-name="P14"><text:a xlink:type="simple" xlink:href="#4.1.2.A Sample of the Language Addon|outline">A Sample of the Language Addon<text:tab/>38</text:a></text:p>
          <text:p text:style-name="P14"><text:a xlink:type="simple" xlink:href="#4.1.3.Headers of the Language Addon|outline">Headers of the Language Addon<text:tab/>39</text:a></text:p>
          <text:p text:style-name="P15"><text:a xlink:type="simple" xlink:href="#4.1.3.1.The addon-name Element|outline">The addon-name Element<text:tab/>39</text:a></text:p>
          <text:p text:style-name="P15"><text:a xlink:type="simple" xlink:href="#4.1.3.2.The depends Element|outline">The depends Element<text:tab/>39</text:a></text:p>
          <text:p text:style-name="P15"><text:a xlink:type="simple" xlink:href="#4.1.3.3.The language-name Element|outline">The language-name Element<text:tab/>39</text:a></text:p>
          <text:p text:style-name="P15"><text:a xlink:type="simple" xlink:href="#4.1.3.4.The verson Element|outline">The verson Element<text:tab/>40</text:a></text:p>
          <text:p text:style-name="P15"><text:a xlink:type="simple" xlink:href="#4.1.3.5.The javascript-module Element|outline">The javascript-module Element<text:tab/>40</text:a></text:p>
          <text:p text:style-name="P14"><text:a xlink:type="simple" xlink:href="#4.1.4.Component Definitions|outline">Component Definitions<text:tab/>40</text:a></text:p>
          <text:p text:style-name="P15"><text:a xlink:type="simple" xlink:href="#4.1.4.1.Define a Primitive Component|outline">Define a Primitive Component<text:tab/>41</text:a></text:p>
          <text:p text:style-name="P15"><text:a xlink:type="simple" xlink:href="#4.1.4.2.Define a Macro Component|outline">Define a Macro Component<text:tab/>43</text:a></text:p>
          <text:p text:style-name="P15"><text:a xlink:type="simple" xlink:href="#4.1.4.3.Extend from Existent Component|outline">Extend from Existent Component<text:tab/>43</text:a></text:p>
          <text:p text:style-name="P13"><text:a xlink:type="simple" xlink:href="#4.2.Language Definition|outline">Language Definition<text:tab/>44</text:a></text:p>
          <text:p text:style-name="P14"><text:a xlink:type="simple" xlink:href="#4.2.1.Location of the Language Definition|outline">Location of the Language Definition<text:tab/>44</text:a></text:p>
          <text:p text:style-name="P14"><text:a xlink:type="simple" xlink:href="#4.2.2.Headers of the Language Definition|outline">Headers of the Language Definition<text:tab/>44</text:a></text:p>
          <text:p text:style-name="P15"><text:a xlink:type="simple" xlink:href="#4.2.2.1.The language-name Element|outline">The language-name Element<text:tab/>44</text:a></text:p>
          <text:p text:style-name="P15"><text:a xlink:type="simple" xlink:href="#4.2.2.2.The device-type Element|outline">The device-type Element<text:tab/>44</text:a></text:p>
          <text:p text:style-name="P15"><text:a xlink:type="simple" xlink:href="#4.2.2.3.The namespace Element|outline">The namespace Element<text:tab/>44</text:a></text:p>
          <text:p text:style-name="P15"><text:a xlink:type="simple" xlink:href="#4.2.2.4.The extension Element|outline">The extension Element<text:tab/>44</text:a></text:p>
          <text:p text:style-name="P15"><text:a xlink:type="simple" xlink:href="#4.2.2.5.The version Element|outline">The version Element<text:tab/>45</text:a></text:p>
          <text:p text:style-name="P15"><text:a xlink:type="simple" xlink:href="#4.2.2.6.The javascript Element|outline">The javascript Element<text:tab/>45</text:a></text:p>
          <text:p text:style-name="P15"><text:a xlink:type="simple" xlink:href="#4.2.2.7.The stylesheet Element|outline">The stylesheet Element<text:tab/>45</text:a></text:p>
          <text:p text:style-name="P15"><text:a xlink:type="simple" xlink:href="#4.2.2.8.The zscript Element|outline">The zscript Element<text:tab/>46</text:a></text:p>
          <text:p text:style-name="P15"><text:a xlink:type="simple" xlink:href="#4.2.2.9.The  mold Element|outline">The <text:s/>mold Element<text:tab/>46</text:a></text:p>
          <text:p text:style-name="P15"><text:a xlink:type="simple" xlink:href="#4.2.2.10.The label-template Element|outline">The label-template Element<text:tab/>46</text:a></text:p>
          <text:p text:style-name="P15"><text:a xlink:type="simple" xlink:href="#4.2.2.11.The macro-template Element|outline">The macro-template Element<text:tab/>47</text:a></text:p>
          <text:p text:style-name="P15"><text:a xlink:type="simple" xlink:href="#4.2.2.12.The native-template Element|outline">The native-template Element<text:tab/>47</text:a></text:p>
        </text:index-body>
      </text:table-of-content>
      <text:h text:style-name="Heading_20_1" text:outline-level="1">1. Introduction</text:h>
      <text:p text:style-name="Text_20_body">Welcome to ZK, the simplest way to enrich Web Applications.</text:p>
      <text:p text:style-name="Text_20_body"><text:span text:style-name="T3">The</text:span><text:span text:style-name="T4"> Component Development Guide</text:span> des<text:span text:style-name="T2">cribes how</text:span> to develop ZK components. For ZK concepts and features refer to <text:span text:style-name="T3">the Developer's Guide</text:span>.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In this chapter, we will introduce you the basic concepts of ZK components and component development.</text:p>
      <text:h text:style-name="Heading_20_2" text:outline-level="2">Two Sides of a Component</text:h>
      <text:p text:style-name="P16">A component consists of two parts: <text:span text:style-name="T5">view</text:span> and <text:span text:style-name="T5">handle</text:span>. They are like two sides of the same coin. The view is the visual part of a component, which is running at the browser and interacts with the user. The handle is a Java object running at the server and interacts with the application.</text:p>
      <text:p text:style-name="P16"/>
      <text:h text:style-name="Heading_20_3" text:outline-level="3"><draw:frame draw:style-name="fr2" draw:name="graphics3" text:anchor-type="paragraph" svg:width="15cm" svg:height="3.6cm" draw:z-index="1"><draw:image xlink:href="../images/ComponentTwoSides.gif" xlink:type="simple" xlink:show="embed" xlink:actuate="onLoad"/></draw:frame>View</text:h>
      <text:p text:style-name="Text_20_body_20_indent">The view is the visual part <text:span text:style-name="T2">of a component. It is the appearance that the user sees and interacts with. When a component is created and attached to a page, its view is created at the client to provide the visual appearance.</text:span></text:p>
      <text:p text:style-name="P17">For example, when the application creates a button (at the server), the button-look view will be created accordingly at the client, so the user can click it.</text:p>
      <text:h text:style-name="Heading_20_3" text:outline-level="3">Handle</text:h>
      <text:p text:style-name="Text_20_body_20_indent">The handle is actually a Jav<text:span text:style-name="T2">a object running at the server. It have all states and API that the application can access. From application's viewpoint, all it knows and access is this Java object. In other words, the application doesn't communicate with the user directly via Internet. Rather, the application talks to the Java object and the Java object (by and large, the component) updates the visual part accordingly. Similarly, if an user access the visual part, it is component's job to update the Java object and notify the application (with events).</text:span></text:p>
      <text:p text:style-name="P17">The application don't need to know anything about Ajax, Java Mobile, Google Android or Flash<text:note text:id="ftn1" text:note-class="footnote"><text:note-citation>1</text:note-citation><text:note-body><text:p text:style-name="Footnote">The app<text:span text:style-name="T2">lication can have his own client codes to communicate with the client and/or user directly. It is an option.</text:span></text:p></text:note-body></text:note>. The client and communication technologies are encapsulated by the implementation of the component(s).</text:p>
      <text:h text:style-name="P18" text:outline-level="2">Page and Rendering</text:h>
      <text:p text:style-name="P16">When a component is created (e.g., <text:span text:style-name="T6">new Button()</text:span>), it doesn't belong to any page. Furthermore, there is no view at the client if it doesn't belong to a page. It also means any update to it won't have any effect at the client.</text:p>
      <text:p text:style-name="P16">On the other hand, once a component is attached to a page<text:note text:id="ftn2" text:note-class="footnote"><text:note-citation>2</text:note-citation><text:note-body><text:p text:style-name="Footnote">To att<text:span text:style-name="T2">ach a component to a page, the application can call either </text:span><text:span text:style-name="T7">setPage()</text:span><text:span text:style-name="T2"> with a page, or </text:span><text:span text:style-name="T7">setParent()</text:span><text:span text:style-name="T2"> with a component belonging to a page.</text:span></text:p></text:note-body></text:note> (i.e., belongs to a page), any update to it will cse the view to change accordingly<text:note text:id="ftn3" text:note-class="footnote"><text:note-citation>3</text:note-citation><text:note-body><text:p text:style-name="Footnote">Whether to update the<text:span text:style-name="T2"> view is under control of the component when it belongs to a page After all, it is a component spec.</text:span></text:p></text:note-body></text:note>.</text:p>
      <text:p text:style-name="P16">To maximize the performance, ZK does <text:span text:style-name="T5">not</text:span> update the client immediately. Rather, it accumulated all updates, optimize them, and then send a minimal collection of updates to the client at the final phase of the processing. The final phase is called the Rendering phase.</text:p>
      <text:p text:style-name="P16">From application's viewpoint, there are four different phases<text:note text:id="ftn4" text:note-class="footnote"><text:note-citation>4</text:note-citation><text:note-body><text:p text:style-name="Footnote"><text:span text:style-name="T2">Refer to the </text:span><text:span text:style-name="T4">Developer's Guide</text:span><text:span text:style-name="T2"> for more information</text:span></text:p></text:note-body></text:note>. However, from component's viewpoint, all other phases are the same, so you might say there are the rendering phase and the non-rendering phases.</text:p>
      <text:h text:style-name="Heading_20_3" text:outline-level="3">The<text:span text:style-name="T2"> Non-Rendering Phases</text:span></text:h>
      <text:p text:style-name="P17">In the phases other than Rendering, the application and ZK are allowed to access any methods of the component except the <text:span text:style-name="T6">redraw</text:span> method. It is the component's job to notify ZK if a component needs to be redrawn, or some states of the view have to change.</text:p>
      <text:p text:style-name="P17">For example, you have a method that will cause the client to redraw the view, then you can call back the <text:span text:style-name="T6">invalidate</text:span> method.</text:p>
      <text:p text:style-name="Code_20_Indent">public MyComp ext<text:span text:style-name="T2">ends org.zkoss.zk.ui.AbstractComponent {</text:span></text:p>
      <text:p text:style-name="P19"><text:tab/>public void setValue(String value) {</text:p>
      <text:p text:style-name="P19"><text:tab/><text:tab/>_value = value;</text:p>
      <text:p text:style-name="P19"><text:tab/><text:tab/><text:span text:style-name="T8">invalidate();</text:span></text:p>
      <text:p text:style-name="P19"><text:tab/>}</text:p>
      <text:p text:style-name="P19">}</text:p>
      <text:p text:style-name="Text_20_body_20_indent"><text:span text:style-name="T2">The invocation of </text:span><text:span text:style-name="T7">invalidate</text:span><text:span text:style-name="T2"> notifies that a component has to be redrawn in the Rendering phase. It doesn't redraw it immediately. Rather, ZK accumulates all these updates and processes them later in the Rendering phase.</text:span></text:p>
      <text:h text:style-name="Heading_20_3" text:outline-level="3">The Rendering Phase</text:h>
      <text:p text:style-name="P17">After all events are processed, ZK starts the rendering phase to redraw components that are invalidated in other phases. In other words, if a component's <text:span text:style-name="T6">invalidate</text:span> method was ever called, ZK will invoke the <text:span text:style-name="T6">redraw</text:span> method in the Rendering phase.</text:p>
      <text:p text:style-name="P17">In the Rendering phase, only the <text:span text:style-name="T6">redraw</text:span> method is invoked and the <text:span text:style-name="T6">invalidate</text:span> method cannot be called – it also implies almost all methods other than <text:span text:style-name="T6">redraw</text:span> shall not be called.</text:p>
      <text:h text:style-name="Heading_20_4" text:outline-level="4">Molds</text:h>
      <text:p text:style-name="Text_20_body_20_indent_20_2">The skeletal implementation of <text:span text:style-name="T6">AbstractComponent</text:span> introduces the concept of molds. A mold is a view of a component. For example, <text:span text:style-name="T6">tabbox</text:span> supports the <text:span text:style-name="T6">default</text:span> and <text:span text:style-name="T6">acc</text:span><text:span text:style-name="T7">ordion</text:span><text:span text:style-name="T2"> molds to provide different views for the same component.</text:span></text:p>
      <text:p text:style-name="Code_20_Indent_20_2">&lt;tabbox mold="<text:span text:style-name="T8">default</text:span>"&gt;</text:p>
      <text:p text:style-name="Code_20_Indent_20_2">&lt;/tabbox&gt;</text:p>
      <text:p text:style-name="Code_20_Indent_20_2">&lt;tabbox mold="<text:span text:style-name="T8">accordion</text:span>"&gt;</text:p>
      <text:p text:style-name="Code_20_Indent_20_2">&lt;/tabbox&gt;</text:p>
      <text:p text:style-name="Text_20_body_20_indent_20_2">To minimize the development effect, it is recommended to extend from <text:span text:style-name="T6">AbstractComponent</text:span> or one of its deriving classes. With <text:span text:style-name="T6">AbstractComponent</text:span>, you don't implement the <text:span text:style-name="T6">redraw</text:span> method directly. Rather, you can use your favorite Servlet technologies to generate the view, such as DSP<text:note text:id="ftn5" text:note-class="footnote"><text:note-citation>5</text:note-citation><text:note-body><text:p text:style-name="Footnote">DSP (Dyn<text:span text:style-name="T2">amical Server Page) is a template technology developed by Potix. It is similar to JSP, but it can be embedded into a JAR file and no need to be compiled to Java codes first.</text:span></text:p></text:note-body></text:note> and JSP.</text:p>
      <text:h text:style-name="P18" text:outline-level="2">Trilogy of Component Development</text:h>
      <text:p text:style-name="Standard">From development perspectives, there are three steps to implement a ZK component. First, you have to design the view. Second, you have to implement the handle (as a Java class) at the server. Finally, you have to configure it with a XML file, such that it is accessible to the applications.</text:p>
      <text:p text:style-name="Standard">How to implement the view depends on the client technology. For example, HTML tags and Java codes are required for the Ajax browsers, while Java MIDlet is required for Java Mobile clients. For the convenience of description, we focus on the Ajax browsers in this guide. The following illustrates the relationship among them.</text:p>
      <text:p text:style-name="P16"/>
      <text:h text:style-name="Heading_20_3" text:outline-level="3"><draw:frame draw:style-name="fr2" draw:name="graphics1" text:anchor-type="paragraph" svg:width="16.3cm" svg:height="7.609cm" draw:z-index="2"><draw:image xlink:href="../images/ComponentTrilogy.gif" xlink:type="simple" xlink:show="embed" xlink:actuate="onLoad"/></draw:frame>Development of View</text:h>
      <text:p text:style-name="Text_20_body_20_indent">For Ajax browsers, the view of a component <text:span text:style-name="T2">is basically a collection of HTML tags and, optionally, JavaScript methods. The HTML tags are the visual presentation, while JavaScript methods initialize, clean up, listen to browser events and communicate with the server.</text:span></text:p>
      <text:h text:style-name="Heading_20_4" text:outline-level="4">HTML Tags</text:h>
      <text:p text:style-name="Text_20_body_20_indent_20_2">For Ajax browser, the visual presentation is implemented with a collection of HTML tags. For example, assume you want to use the HTML's BUTTON tag to represent a component, and then the visual pre<text:span text:style-name="T2">sentation</text:span> might look as follows.</text:p>
      <text:p text:style-name="Code_20_Indent_20_2">&lt;BUTTON id="z_ed_0" z.type="mycomps.MyButton"&gt;I am a button&lt;/BUTTON&gt;</text:p>
      <text:p text:style-name="Text_20_body_20_indent_20_2">where <text:span text:style-name="T6">z_ed_0</text:span> is the component's UUID (which is assigned by ZK Loader), and <text:span text:style-name="T6">z.type</text:span> is a special attribute used to indicate the type of the component.</text:p>
      <text:p text:style-name="Text_20_body_20_indent_20_2">The visual presentation are running at and interpreted by the browser. However, they are generated at the server, when the <text:span text:style-name="T6">redraw</text:span> method is called. Eve<text:span text:style-name="T2">rything written to the writer argument passed to the </text:span><text:span text:style-name="T7">redraw</text:span><text:span text:style-name="T2"> method will be sent to the client.</text:span></text:p>
      <text:p text:style-name="Text_20_body_20_indent_20_2">Instead of implementing redraw, you can extend from <text:span text:style-name="T6">AbstractComponent</text:span> and provide a or its deriving classes), and not to implement <text:span text:style-name="T6">redraw</text:span> directly. <text:span text:style-name="T2">Rather, </text:span>implement the so-called mold with your favorite Servlet technology, such as DSP, JSP, and so on. For convenience of description, we will use DSP mostly in this guide.</text:p>
      <text:p text:style-name="Text_20_body_20_indent_20_2">In addition to Java Servlet technologies, you can implement it with a so-called component renderer (<text:span text:style-name="T6">org.zkoss.zk.ui.util.ComponentRenderer</text:span>) instead. It is a bit harder to read but with better performance. We will talk more about it later.</text:p>
      <text:h text:style-name="Heading_20_4" text:outline-level="4">Jav<text:span text:style-name="T2">aScript Methods</text:span></text:h>
      <text:p text:style-name="Text_20_body_20_indent_20_2">Except implementing a very simple component, you usually need to provide some JavaScript codes to interact with the user, to manipulate HTML tags, and to communicate with the server. The JavaScript codes depending on their purpose can be grouped into separate methods. For example, assume you want to register an event listener when the component is initialized at the browser, and then the JavaScript codes might look as follows.</text:p>
      <text:p text:style-name="Code_20_Indent_20_2">zkMyButton.init = function (cmp) {</text:p>
      <text:p text:style-name="Code_20_Indent_20_2"><text:tab/>zk.listen(cmp, "click", function (evt) {/*my listener*/});</text:p>
      <text:p text:style-name="Code_20_Indent_20_2">};</text:p>
      <text:p text:style-name="Text_20_body_20_indent_20_2">where the method name is determined by the component type and when to call. In this example, the button's <text:span text:style-name="T6">z.type</text:span> is <text:span text:style-name="T6">mycomps.MyButton</text:span> (specified in the <text:span text:style-name="T6">z.type</text:span> attribute as described above). It means the JavaScript codes are located in <text:s/>a JavaScript file called, <text:span text:style-name="T6">/web/js/mycomps.js</text:span>. (and it must be locatable by the class loader), and the component type is <text:span text:style-name="T6">MyButton</text:span>.</text:p>
      <text:p text:style-name="Text_20_body_20_indent_20_2">Since we want it to run during initialization, the method name shall be <text:span text:style-name="T6">zkMyButton.init</text:span> (<text:span text:style-name="T6">= "zk" + "Type" + ".when"</text:span>). Similarly, If you want a method to be called when the browser is resized, the method name will be <text:span text:style-name="T6">zkMyButton.onSize</text:span>. We will talk more about it later.</text:p>
      <text:h text:style-name="P20" text:outline-level="3">Development of Handle</text:h>
      <text:p text:style-name="P17">The handle is the states and API of the component that Web applications access. More precisely, it is a Java class that implements the <text:span text:style-name="T6">org.zkoss.zk.ui.Component</text:span> interface.</text:p>
      <text:p text:style-name="P17">You generally don't implement this interface directly. Rather, you, depending on the requrirement, extend from one of the existent classes, such as <text:span text:style-name="T6">org.zkoss.zk.ui.AbstractComponent</text:span>, <text:s/><text:span text:style-name="T6">org.zkoss.zk.ui.HtmlBasedComponent</text:span>, and <text:s/><text:span text:style-name="T6">org.zkoss.zul.XulComponent</text:span>.</text:p>
      <text:p text:style-name="P17">For example, assume we want to extend the most skeletal implementation <text:span text:style-name="T6">AbstractComponent</text:span>, and then the Java class might look as follows.</text:p>
      <text:p text:style-name="Code_20_Indent">public MyButton ext<text:span text:style-name="T2">ends AbstractComponent {</text:span></text:p>
      <text:p text:style-name="Code_20_Indent">}</text:p>
      <text:p text:style-name="Text_20_body_20_indent">If you are ext<text:span text:style-name="T2">ending from one of the skeletal implementations, there is basically no abstract method you have to implement other than component-specific methods.</text:span></text:p>
      <text:h text:style-name="P20" text:outline-level="3">Configuration</text:h>
      <text:p text:style-name="P17">Once you implement the view and handle, you can specify the component in a XML file such that ZK will load it and the application can use it. The configuration file is called <text:span text:style-name="T6">lang-addon.xml</text:span><text:note text:id="ftn6" text:note-class="footnote"><text:note-citation>6</text:note-citation><text:note-body><text:p text:style-name="Footnote">If you want to define a brand new language rather than adding com<text:span text:style-name="T2">ponents to an existent one, you shall use </text:span><text:span text:style-name="T7">lang.xml</text:span><text:span text:style-name="T2"> instead.</text:span></text:p></text:note-body></text:note>. There are two locations you can place this file. One is under the <text:span text:style-name="T6">/metainfo/zk</text:span> directory that is locatable by classpath (usually part of a JAR file). The other is inside a Web application (part of a WAR file) by specifying the correct path in <text:span text:style-name="T6">/WEB-INF/zk.xml</text:span><text:note text:id="ftn7" text:note-class="footnote"><text:note-citation>7</text:note-citation><text:note-body><text:p text:style-name="Footnote">Refer to the <text:span text:style-name="T3">Dev</text:span><text:span text:style-name="T4">eloper's Reference</text:span><text:span text:style-name="T2"> for details.</text:span></text:p></text:note-body></text:note>.</text:p>
      <text:p text:style-name="P17">Let us assume the view is <text:span text:style-name="T6">/web/myaddon/button.dsp</text:span> and the handle is the <text:span text:style-name="T6">com.myaddon.MyButton</text:span> class. Then, the configuration will look like as follows.</text:p>
      <text:p text:style-name="Code_20_Indent">&lt;language-addon&gt;</text:p>
      <text:p text:style-name="Code_20_Indent"><text:tab/>&lt;addon-name&gt;myAddon&lt;/addon-name&gt;<text:line-break/><text:tab/>&lt;language-name&gt;xul/html&lt;/language-name&gt;</text:p>
      <text:p text:style-name="Code_20_Indent"><text:tab/>&lt;component&gt;</text:p>
      <text:p text:style-name="Code_20_Indent"><text:tab/><text:tab/>&lt;component-name&gt;mybutton&lt;/component-name&gt;</text:p>
      <text:p text:style-name="Code_20_Indent"><text:tab/><text:tab/>&lt;component-class&gt;<text:span text:style-name="T2">com.myaddon.MyButton</text:span>&lt;/component-class&gt;</text:p>
      <text:p text:style-name="Code_20_Indent"><text:tab/><text:tab/>&lt;mold&gt;</text:p>
      <text:p text:style-name="Code_20_Indent"><text:tab/><text:tab/><text:tab/>&lt;mold-name&gt;default&lt;/mold-name&gt;</text:p>
      <text:p text:style-name="Code_20_Indent"><text:tab/><text:tab/><text:tab/>&lt;mold-uri&gt;~.<text:span text:style-name="T2">/web/myaddon/button.dsp</text:span>&lt;/mold-uri&gt;</text:p>
      <text:p text:style-name="Code_20_Indent"><text:tab/><text:tab/>&lt;/mold&gt;</text:p>
      <text:p text:style-name="Code_20_Indent"><text:tab/>&lt;/component&gt;</text:p>
      <text:p text:style-name="Code_20_Indent">&lt;/language-addon&gt;</text:p>
      <text:p text:style-name="Text_20_body_20_indent">As shown, each <text:span text:style-name="T6">lang-addon.xml</text:span> must spe<text:span text:style-name="T2">cify an unique name (</text:span><text:span text:style-name="T7">addon-name</text:span><text:span text:style-name="T2">) and the language it belongs to (</text:span><text:span text:style-name="T7">language-name</text:span><text:span text:style-name="T2">). Each component definition must specify the component name (</text:span><text:span text:style-name="T7">component-name</text:span><text:span text:style-name="T2">), the handle (</text:span><text:span text:style-name="T7">component-class</text:span><text:span text:style-name="T2">) and the view (</text:span><text:span text:style-name="T7">mold</text:span><text:span text:style-name="T2">). Each component can have multiple views and each view has a name (</text:span><text:span text:style-name="T7">mold-name</text:span><text:span text:style-name="T2">). The default mold name is </text:span><text:span text:style-name="T7">default</text:span><text:span text:style-name="T2">., which the mold you must have (unless you want to implement the </text:span><text:span text:style-name="T7">redraw</text:span><text:span text:style-name="T2"> method directly).</text:span></text:p>
      <text:h text:style-name="Heading_20_1" text:outline-level="1">2. Handle</text:h>
      <text:p text:style-name="Text_20_body">The handle is a Jav<text:span text:style-name="T2">a object running at the server, with which the application access. From application's viewpoint, it is everything about a component, so, in the context of application development, we usually just call it a component rather than separating the concept of view and handle.</text:span></text:p>
      <text:p text:style-name="P16">The handle must implement two interfaces: <text:span text:style-name="T6">org.zkoss.zk.ui.Component</text:span> and <text:span text:style-name="T6">org.zkoss.zk.ui.sys.ComonentCtrl</text:span>. <text:span text:style-name="T6">Component</text:span> is a collection of APIs that applications could access, while <text:span text:style-name="T6">ComponentCtrl</text:span> is a collection of APIs that are accessible only by ZK and component development.</text:p>
      <text:p text:style-name="P16">However, you generally don't implement them from scratch. Rather, you pick up one of skeletal implementations or an existent component that fulfill your requirement, and then extend from them. The following section describes each of these skeletal implementations.</text:p>
      <text:h text:style-name="Heading_20_2" text:outline-level="2">Skeletal Imp<text:span text:style-name="T2">lementations</text:span></text:h>
      <text:p text:style-name="P16">ZK provides several skeletal implementations to minimize the effort required to implement a component. </text:p>
      <text:h text:style-name="P21" text:outline-level="3"><text:span text:style-name="T9">The </text:span>org.zkoss.zk.ui.AbstractComponent<text:span text:style-name="T9"> Class</text:span></text:h>
      <text:p text:style-name="Text_20_body_20_indent"><text:span text:style-name="T6">AbstractComponent</text:span> is the most base skeletal implementation<text:span text:style-name="T2">. Use it only if the component you implement is for non-HTML clients (such as mobile devices).</text:span></text:p>
      <text:p text:style-name="P17"><text:span text:style-name="T6">AbstractComponent</text:span> implements the <text:span text:style-name="T6">redraw</text:span> method to support molds, annotations, ID space, page association, parent-children relationship, event listener registration, serialization, clone, and all component APIs.</text:p>
      <text:p text:style-name="P17">The use of <text:span text:style-name="T6">AbstractComponent</text:span> is straightforward: just implement your own methods – no abstract method to implement at all. For example,</text:p>
      <text:p text:style-name="Code_20_Indent">public class MyComp extends org.zkoss.zk.ui.AbstractComponent {</text:p>
      <text:p text:style-name="Code_20_Indent"><text:tab/>private Object _value;</text:p>
      <text:p text:style-name="Code_20_Indent"><text:tab/>public Object getValue() {</text:p>
      <text:p text:style-name="Code_20_Indent"><text:tab/><text:tab/>return _value;</text:p>
      <text:p text:style-name="Code_20_Indent"><text:tab/>}</text:p>
      <text:p text:style-name="Code_20_Indent"><text:tab/>public void setValue(Object value) {</text:p>
      <text:p text:style-name="Code_20_Indent"><text:tab/><text:tab/>_value = value;</text:p>
      <text:p text:style-name="Code_20_Indent"><text:tab/>}</text:p>
      <text:p text:style-name="Code_20_Indent">}</text:p>
      <text:p text:style-name="Text_20_body_20_indent">In addition to <text:span text:style-name="T6">Component</text:span> and <text:span text:style-name="T6">ComponentCtrl</text:span>, <text:span text:style-name="T6">AbstractComponent</text:span> also pro<text:span text:style-name="T2">vides a collection of utilities to minimize the effort of the implementation.</text:span></text:p>
      <text:h text:style-name="Heading_20_4" text:outline-level="4">Utilities to Com<text:span text:style-name="T2">municate with the Client</text:span></text:h>
      <text:p text:style-name="P22"><text:span text:style-name="T6">AbstractComponent</text:span> provides three kinds of methods to communicate with the client: invalidates, smart updates and AU responses. Invalidates notify ZK that a component needs to be redrawn completely. Smart updates notify ZK that a property of a component has been changed. AU responses allows a handle to ask the view to do anything it wants, such as change focus, start a timer, execute a piece of JavaScript codes and so on.</text:p>
      <text:p text:style-name="Code_20_Indent_20_2">public class MyComp extends org.zkoss.zk.ui.AbstractComponent {</text:p>
      <text:p text:style-name="Code_20_Indent_20_2"><text:tab/>private <text:span text:style-name="T2">String</text:span> _label = "";</text:p>
      <text:p text:style-name="Code_20_Indent_20_2"><text:tab/>public Str<text:span text:style-name="T2">ing</text:span> getLabel() {</text:p>
      <text:p text:style-name="Code_20_Indent_20_2"><text:tab/><text:tab/>return _label;</text:p>
      <text:p text:style-name="Code_20_Indent_20_2"><text:tab/>}</text:p>
      <text:p text:style-name="Code_20_Indent_20_2"><text:tab/>public void setLabel(String label) {</text:p>
      <text:p text:style-name="Code_20_Indent_20_2"><text:tab/><text:tab/>if (!label.equals(_label)) {</text:p>
      <text:p text:style-name="Code_20_Indent_20_2"><text:tab/><text:tab/><text:tab/>_label = label;</text:p>
      <text:p text:style-name="Code_20_Indent_20_2"><text:tab/><text:tab/><text:tab/>smartUpdate("label", _label);</text:p>
      <text:p text:style-name="Code_20_Indent_20_2"><text:tab/><text:tab/>}</text:p>
      <text:p text:style-name="Code_20_Indent_20_2"><text:tab/>}</text:p>
      <text:p text:style-name="Code_20_Indent_20_2"><text:tab/>public void updateContent(Object value) {</text:p>
      <text:p text:style-name="Code_20_Indent_20_2"><text:tab/><text:tab/>//whatever...</text:p>
      <text:p text:style-name="Code_20_Indent_20_2"><text:tab/><text:tab/>inv<text:span text:style-name="T2">alidate();</text:span></text:p>
      <text:p text:style-name="Code_20_Indent_20_2"><text:tab/>}</text:p>
      <text:p text:style-name="Code_20_Indent_20_2">}</text:p>
      <text:p text:style-name="Text_20_body_20_indent_20_2">The com<text:span text:style-name="T2">munication between the view and the handle is one of the most important topic. We will discuss it later more detailedly.</text:span></text:p>
      <text:h text:style-name="Heading_20_4" text:outline-level="4">Utilities to Generate the View</text:h>
      <table:table table:name="Table1" table:style-name="Table1">
        <table:table-column table:style-name="Table1.A"/>
        <table:table-column table:style-name="Table1.B"/>
        <table:table-header-rows>
          <table:table-row>
            <table:table-cell table:style-name="Table1.A1" office:value-type="string">
              <text:p text:style-name="Table_20_Heading">Method</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3">isAsapRequired</text:p>
          </table:table-cell>
          <table:table-cell table:style-name="Table1.B2" office:value-type="string">
            <text:p text:style-name="Table_20_Contents">Returns if any non-deferrable eve<text:span text:style-name="T2">nt listener is registered for the specified event.</text:span></text:p>
          </table:table-cell>
        </table:table-row>
        <table:table-row>
          <table:table-cell table:style-name="Table1.A2" office:value-type="string">
            <text:p text:style-name="P23">app<text:span text:style-name="T2">endAsapAttr</text:span></text:p>
          </table:table-cell>
          <table:table-cell table:style-name="Table1.B2" office:value-type="string">
            <text:p text:style-name="P24">Detects if a non-deferrable event is registered, and appends a special attribute to denote it if true.</text:p>
          </table:table-cell>
        </table:table-row>
      </table:table>
      <text:h text:style-name="Heading_20_4" text:outline-level="4">Extra <text:span text:style-name="T2">Controls</text:span></text:h>
      <text:p text:style-name="P22">To encapsulate API that are used only for component development, we introduce a concept called <text:span text:style-name="T5">extra controls</text:span> (aka., extra interfaces). If a component needs to provide some extra interfaces that will be used only for component development, it can override the <text:span text:style-name="T6">newExtraCtrl</text:span> method to instantiate an instance carrying the extra interfaces. For example, <text:span text:style-name="T6">Slider</text:span> allows the client to change the position of the slider, and then it has to implements the <text:span text:style-name="T6">org.zkoss.zk.ui.ext.client.Scrollable</text:span> interface. As depicted below,<text:span text:style-name="T6"> Slider</text:span> first implements the <text:span text:style-name="T6">ExtraCtrl</text:span> class to implement the <text:span text:style-name="T6">Scrollable</text:span> interface. Then, <text:span text:style-name="T6">Slider</text:span> overrides <text:span text:style-name="T6">newExtraCtrl</text:span> to instantiate an <text:span text:style-name="T6">ExtraCtrl</text:span> instance.</text:p>
      <text:p text:style-name="Code_20_Indent_20_2">public class Slider extends org.zkoss.zk.ui.HtmlBasedComponent {</text:p>
      <text:p text:style-name="Code_20_Indent_20_2"><text:tab/>private int<text:span text:style-name="T2"> _curpos;</text:span></text:p>
      <text:p text:style-name="Code_20_Indent_20_2"><text:tab/><text:span text:style-name="T2">protected Object newExtraCtrl() {<text:line-break/><text:tab/><text:tab/>return new ExtraCtrl();<text:line-break/><text:tab/>}<text:line-break/><text:tab/>protected class ExtraCtrl extends HtmlBasedComponent.ExtraCtrl</text:span></text:p>
      <text:p text:style-name="Code_20_Indent_20_2"><text:tab/>implements Scrollable {<text:line-break/><text:tab/><text:tab/>public final void setCurposByClient(int curpos) {<text:line-break/><text:tab/><text:tab/><text:tab/>_curpos = curpos;<text:line-break/><text:tab/><text:tab/>}<text:line-break/><text:tab/>}<text:line-break/>}</text:p>
      <text:p text:style-name="Text_20_body_20_indent_20_2">Not<text:span text:style-name="T2">ice that you generally have to extend from base class's extra controls, such that it inherits all extra controls. In the above case, it extends from the </text:span><text:span text:style-name="T7">HtmlBasedComponent.ExtraCtrl</text:span><text:span text:style-name="T2"> class.</text:span></text:p>
      <text:h text:style-name="P21" text:outline-level="3"><text:span text:style-name="T9">The </text:span>org.zkoss.zk.ui.HtmlBasedComponent<text:span text:style-name="T9"> Class</text:span></text:h>
      <text:p text:style-name="Text_20_body_20_indent">If you are imp<text:span text:style-name="T2">lementing a component for HTML-based browser, you might consider to extend from </text:span><text:span text:style-name="T7">HtmlBasedComponent</text:span><text:span text:style-name="T2">. It extends from </text:span><text:span text:style-name="T7">AbstractComponent</text:span><text:span text:style-name="T2"> to provide more HTML features, such as CSS style, CSS class, width, height, drag-and-drop, tooltip text, and so on. By extending from </text:span><text:span text:style-name="T7">HtmlBasedComponent</text:span><text:span text:style-name="T2">, your component inherits the HTML features for free – no special initialization, implementation, or invocation is required.</text:span></text:p>
      <text:p text:style-name="P17">In additions, it provides </text:p>
      <text:h text:style-name="Heading_20_4" text:outline-level="4">Utilities to Generate the View</text:h>
      <table:table table:name="Table2" table:style-name="Table2">
        <table:table-column table:style-name="Table2.A"/>
        <table:table-column table:style-name="Table2.B"/>
        <table:table-header-rows>
          <table:table-row>
            <table:table-cell table:style-name="Table2.A1" office:value-type="string">
              <text:p text:style-name="Table_20_Heading">Name</text:p>
            </table:table-cell>
            <table:table-cell table:style-name="Table2.B1" office:value-type="string">
              <text:p text:style-name="Table_20_Heading">Des<text:span text:style-name="T2">cription</text:span></text:p>
            </table:table-cell>
          </table:table-row>
        </table:table-header-rows>
        <table:table-row>
          <table:table-cell table:style-name="Table2.A2" office:value-type="string">
            <text:p text:style-name="Table_20_Contents"><text:span text:style-name="T6">getInnerAttrs</text:span><text:line-break/><text:span text:style-name="T6">getOuterAttrs</text:span></text:p>
          </table:table-cell>
          <table:table-cell table:style-name="Table2.B2" office:value-type="string">
            <text:p text:style-name="Table_20_Contents"><text:span text:style-name="T6">HtmlBasedComponent</text:span> ass<text:span text:style-name="T2">umes the view might have nested tags – the outer and inner tags. Then, </text:span><text:span text:style-name="T7">getInnerAttrs</text:span><text:span text:style-name="T2"> and </text:span><text:span text:style-name="T7">getOuterAttrs</text:span><text:span text:style-name="T2"> are used to generate the attributes for the inner and outer tags correspondingly. If a component isn't implemented with the nested tags, it just concatenates the return of both methods as shown below. Refer to the next chapter for more detailed about the view.</text:span></text:p>
            <text:p text:style-name="Code">&lt;span id="${self.uuid}"${self.outAttrs}${self.innerAttrs}&gt;</text:p>
            <text:p text:style-name="Code">&lt;/span&gt;</text:p>
          </table:table-cell>
        </table:table-row>
        <table:table-row>
          <table:table-cell table:style-name="Table2.A2" office:value-type="string">
            <text:p text:style-name="P23">getRealSclass<text:line-break/>getRealStyle</text:p>
          </table:table-cell>
          <table:table-cell table:style-name="Table2.B2" office:value-type="string">
            <text:p text:style-name="P24">When <text:span text:style-name="T6">getOuterAttrs</text:span> is called, it invokes these two methods to generate the class and style attributes. By default, they delegate the invocation to <text:span text:style-name="T6">getSclass</text:span> and <text:span text:style-name="T6">getStyle</text:span>, respectively.</text:p>
            <text:p text:style-name="P24">If you need to add a CSS style (in addition to that an user specifies by calling <text:span text:style-name="T6">setStyle</text:span>), you can override <text:span text:style-name="T6">getRealStyle</text:span>. For exmple,</text:p>
            <text:p text:style-name="Code">protected String getRealStyle() {<text:line-break/><text:tab/>return super.getRealStyle() + "padding:5px;";</text:p>
            <text:p text:style-name="Code">}</text:p>
          </table:table-cell>
        </table:table-row>
        <table:table-row>
          <table:table-cell table:style-name="Table2.A2" office:value-type="string">
            <text:p text:style-name="P23">getAllOnClickAttrs</text:p>
          </table:table-cell>
          <table:table-cell table:style-name="Table2.B2" office:value-type="string">
            <text:p text:style-name="Table_20_Contents">Used to generate attributes for <text:span text:style-name="T6">onClick</text:span>, <text:span text:style-name="T6">onDoubleClick</text:span> and <text:span text:style-name="T6">onRightClick</text:span> eve<text:span text:style-name="T2">nts. If the component supports these events, it shall call back this method in </text:span><text:span text:style-name="T7">getOuterAttrs</text:span><text:span text:style-name="T2">. Then, if the application registers a listener for them, the event will be sent back from the client automically (non-deferrable; no JavaScript codes required).</text:span></text:p>
            <text:p text:style-name="Code">public String getOuterAttrs() {<text:line-break/><text:tab/>String attrs = super.getOuterAttrs();</text:p>
            <text:p text:style-name="Code"><text:tab/>String clkattrs = getAllOnClickAttrs();<text:line-break/><text:tab/>rerturn clkattrs != null ? att<text:span text:style-name="T2">rs + clkattrs: attrs;</text:span></text:p>
            <text:p text:style-name="Code">}</text:p>
          </table:table-cell>
        </table:table-row>
      </table:table>
      <text:h text:style-name="Heading_20_3" text:outline-level="3">The <text:span text:style-name="T6">org.zkoss.zul.impl.XulElement</text:span> Class</text:h>
      <text:p text:style-name="Text_20_body_20_indent"><text:span text:style-name="T6">XulElement</text:span> is the skeletal imp<text:span text:style-name="T2">lementation for XUL components. If you want to implement a component that will be added to the </text:span><text:span text:style-name="T7">xul/html</text:span><text:span text:style-name="T2"> language, this class is a good starting point.</text:span></text:p>
      <text:p text:style-name="P17"><text:span text:style-name="T6">XulElement</text:span> extends from <text:span text:style-name="T6">HtmlBasedComonent</text:span>. It provides the XUL features, such as popup, context menu, tooltip and client-side-action.</text:p>
      <text:h text:style-name="P25" text:outline-level="4">Utilities to Generate the View</text:h>
      <table:table table:name="Table3" table:style-name="Table3">
        <table:table-column table:style-name="Table3.A"/>
        <table:table-column table:style-name="Table3.B"/>
        <table:table-header-rows>
          <table:table-row>
            <table:table-cell table:style-name="Table3.A1" office:value-type="string">
              <text:p text:style-name="Table_20_Heading">Name</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3">None</text:p>
          </table:table-cell>
          <table:table-cell table:style-name="Table3.B2" office:value-type="string">
            <text:p text:style-name="P24">None</text:p>
          </table:table-cell>
        </table:table-row>
      </table:table>
      <text:h text:style-name="Heading_20_2" text:outline-level="2">Com<text:span text:style-name="T2">munication with the Client</text:span></text:h>
      <text:p text:style-name="P16">It is the component's job to communicate between the view and the handle, while the communication is transparent to the application developers.</text:p>
      <text:p text:style-name="P16">The communication is kind of pitch-and-catch. It usually involves the view and the handle. In this section, we focus on the handle (the server side). The view (the client side) will be described in the later chapter.</text:p>
      <text:h text:style-name="Heading_20_3" text:outline-level="3">Response to the Client</text:h>
      <text:p text:style-name="Text_20_body_20_indent">There are three ways to send a res<text:span text:style-name="T2">ponse to the view (the client side): invalidates, smart updates and responses. An invalidate causes the whole view of the component to be redrawn. A smart update causes a particular attribute of the component's view to be changed. An AU response is a fully customizable response to manipulate the component's view.</text:span> </text:p>
      <text:h text:style-name="Heading_20_4" text:outline-level="4">Inv<text:span text:style-name="T2">alidates</text:span></text:h>
      <text:p text:style-name="P26">public void invalidate();</text:p>
      <text:p text:style-name="P22">When the <text:span text:style-name="T6">invalidate</text:span> method is called, the component is marked as dirty, and then the <text:span text:style-name="T6">redraw</text:span> method will be called to generate the whole view to client in the Rendering phase.</text:p>
      <text:p text:style-name="P22">The typical use is to call <text:span text:style-name="T6">invalidate()</text:span>, when the invocation of a method changes the view.</text:p>
      <text:p text:style-name="Code_20_Indent_20_2">public void setLabel(String label) {</text:p>
      <text:p text:style-name="Code_20_Indent_20_2"><text:tab/>if (!Objects<text:note text:id="ftn8" text:note-class="footnote"><text:note-citation>8</text:note-citation><text:note-body><text:p text:style-name="Footnote"><text:span text:style-name="T6">org.zkoss.lang.Objects.equals()</text:span> com<text:span text:style-name="T2">pares if two objects equal (even both null).</text:span></text:p></text:note-body></text:note>.equals(_label, label)) {</text:p>
      <text:p text:style-name="Code_20_Indent_20_2"><text:tab/><text:tab/>_label = label;</text:p>
      <text:p text:style-name="Code_20_Indent_20_2"><text:tab/><text:tab/>inv<text:span text:style-name="T2">alidate();</text:span></text:p>
      <text:p text:style-name="Code_20_Indent_20_2"><text:tab/>}</text:p>
      <text:p text:style-name="Code_20_Indent_20_2">}</text:p>
      <text:p text:style-name="P22">It is the simplest way to update the view since we don't need to write any JavaScript codes. The view is updated with the redrawn view automatically by ZK. However, if the component contains a lot of child components (such as a grid), it is costly to redraw the whole view (since it has to also redraw all child components). Thus, if the change is mirror, the performance will be better if you use smart updates or AU responses.</text:p>
      <text:p text:style-name="Tip"><text:span text:style-name="T3">Not</text:span><text:span text:style-name="T4">e</text:span><text:span text:style-name="T2">: ZK optimizes the invalidates before invoking the </text:span><text:span text:style-name="T7">redraw</text:span><text:span text:style-name="T2"> method. For example, a component will be redrawn at most one time, even if it is invalidated multiple times, or its parent is invalidated, too.</text:span></text:p>
      <text:h text:style-name="Heading_20_4" text:outline-level="4">Smart Updates</text:h>
      <text:p text:style-name="P27">public void smartUpdate(String attrName, Str<text:span text:style-name="T2">ing value);<text:line-break/>public void smartUpdate(String attrName, DeferredValue value);<text:line-break/>public void smartUpdate(String attrName, boolean value);<text:line-break/>public void smartUpdate(String attrName, int value);</text:span></text:p>
      <text:p text:style-name="P22">A smart update is used to modify an attribute of the view. Unlike an invalidate, it won't cause the component to be redrawn.</text:p>
      <text:p text:style-name="Code_20_Indent_20_2">public void setReadonly(boolean readonly) {</text:p>
      <text:p text:style-name="Code_20_Indent_20_2"><text:tab/>if (_readonly != rea<text:span text:style-name="T2">donly) {</text:span><text:line-break/><text:tab/><text:tab/>_readonly = readonly;<text:line-break/><text:tab/><text:tab/>smartUpdate("readOnly", _readonly);</text:p>
      <text:p text:style-name="Code_20_Indent_20_2"><text:tab/>}<text:line-break/>}</text:p>
      <text:p text:style-name="Text_20_body_20_indent_20_2">By def<text:span text:style-name="T2">ault, ZK Client Engine will update the attribute of the most outer DOM element (of the view) with the specified name. For example, assume the most outer DOM element of the above example is </text:span><text:span text:style-name="T7">elem</text:span><text:span text:style-name="T2">, it is equivalent to invoke the following JavaScript codes at the client:</text:span></text:p>
      <text:p text:style-name="Code_20_Indent_20_2">elem.readOnly = _readonly;</text:p>
      <text:p text:style-name="Text_20_body_20_indent_20_2"><text:span text:style-name="T2">ZK Client Engine is smart enough to invoke the correct method for updating a field. For example, </text:span><text:span text:style-name="T7">elem.className</text:span><text:span text:style-name="T2"> for the </text:span><text:span text:style-name="T7">class</text:span><text:span text:style-name="T2"> attribute, </text:span><text:span text:style-name="T7">elem.setAttribute() </text:span><text:span text:style-name="T2">for unrecognized attributes, and so on.</text:span></text:p>
      <text:p text:style-name="P22">In additions, you can provide your own JavaScript codes to handle smart updates at the client, if you want to handle smart updates in a component-specific way.</text:p>
      <text:p text:style-name="Tip"><text:span text:style-name="T3">Not</text:span><text:span text:style-name="T4">e</text:span><text:span text:style-name="T2">: if both smart updates and invalidates are called against the same component, the smart updates will be ignored – after all, the whole view will be redrawn.</text:span></text:p>
      <text:h text:style-name="Heading_20_4" text:outline-level="4">AU Responses</text:h>
      <text:p text:style-name="P27">public void response(String key, AuResponse<text:note text:id="ftn9" text:note-class="footnote"><text:note-citation>9</text:note-citation><text:note-body><text:p text:style-name="Footnote">org.zkoss.zk.au.AuResponse</text:p></text:note-body></text:note> res<text:span text:style-name="T2">ponse);</text:span></text:p>
      <text:p text:style-name="P22">An AU response is the lowest-level response. You can fully customize it to do whatever you want.</text:p>
      <text:p text:style-name="P22">However, you rarely need to use AU responses directly, since invalidates and smart updates can do almost everything you want. Remember you can provide your custom JavaScript codes to handle smart updates at the client. In other words, you can use smart updates to execute something at the client; not just modify an attribute.</text:p>
      <text:p text:style-name="P22">Unlike smart updates, an AU responses are always sent to the client even if an invalidate is called against the same component. It is one of the reason we have to use AU responses for certain circumstances.</text:p>
      <text:p text:style-name="P28">For example, let us say we want to implement the focus feature. Since we want to change the focus to a component even if it is invalidated, an AU response is the only choice.</text:p>
      <text:p text:style-name="Code_20_Indent_20_2">public void focus() {<text:line-break/><text:tab/>response("focus", new AuFocus(this));<text:line-break/>}</text:p>
      <text:p text:style-name="P28">where <text:span text:style-name="T6">AuFocus</text:span> is one of built-in AU responses extending from <text:span text:style-name="T6">AuResponse</text:span> with predefined functionality.</text:p>
      <text:h text:style-name="P29" text:outline-level="5">Depends</text:h>
      <text:p text:style-name="Text_20_body_20_indent_20_3">We say an AU response <text:span text:style-name="T5">depends on</text:span> a component, if it shall <text:span text:style-name="T5">not</text:span><text:span text:style-name="T10"> be sent to the client when the component is removed</text:span>. It is controlled by the <text:span text:style-name="T6">depends</text:span> argument of the constructor.</text:p>
      <text:p text:style-name="Text_20_body_20_indent_20_3">In most cases, an AU res<text:span text:style-name="T2">ponse depends on a component.</text:span></text:p>
      <text:p text:style-name="Tip"><text:span text:style-name="T3">Not</text:span><text:span text:style-name="T4">e</text:span><text:span text:style-name="T2">: Unlike smart updates, the AU response is sent to the client even if the component it depends is invalidated (until the component is removed).</text:span></text:p>
      <text:h text:style-name="Heading_20_5" text:outline-level="5">Built-in AU Res<text:span text:style-name="T2">ponses</text:span></text:h>
      <text:p text:style-name="P30">There are a lot of built-in AU responses such as <text:span text:style-name="T6">AuAlert</text:span>, <text:span text:style-name="T6">AuInvoke</text:span>, <text:span text:style-name="T6">AuPrint</text:span> and so on in the <text:span text:style-name="T6">org.zkoss.zk.au.out</text:span> package. When you think you have to develop your own AU response, check Javadoc first if any of them fulfills your requirement.</text:p>
      <text:p text:style-name="P30"><text:span text:style-name="T6">AuInvoke</text:span> and <text:span text:style-name="T6">AuScript</text:span> are AU response used to invoke the JavaScript codes at the client. <text:span text:style-name="T6">AuInoke</text:span> is used to invoke a JavaScript method depending on the component's type, while <text:span text:style-name="T6">AuScript</text:span> invokes a piece of codes regardless if it is part of a component's view.</text:p>
      <text:p text:style-name="Code_20_Indent_20_3">public void play() {</text:p>
      <text:p text:style-name="Code_20_Indent_20_3"><text:tab/>res<text:span text:style-name="T2">ponse("play", new AuScript(this, "alert('Hi')"));</text:span></text:p>
      <text:p text:style-name="P31">}</text:p>
      <text:p text:style-name="Text_20_body_20_indent_20_3">We discuss how to create your cus<text:span text:style-name="T2">tom AU response in the later chapter, since it requires some JavaScript codes.</text:span></text:p>
      <text:h text:style-name="Heading_20_3" text:outline-level="3">Req<text:span text:style-name="T2">uest to the Server</text:span></text:h>
      <text:p text:style-name="P17">To notify what happens at the client, the view has to send an AU request (<text:span text:style-name="T6">org.zkoss.zk.au.AuRequest</text:span>) to the server. The AU request is processed by the so-called command. Whether to update the component and whether to post an event depends on how a command is implemented.</text:p>
      <text:h text:style-name="Heading_20_4" text:outline-level="4">Com<text:span text:style-name="T2">mand</text:span></text:h>
      <text:p text:style-name="P22">A command (<text:span text:style-name="T6">org.zkoss.zk.au.Command</text:span>) is used to process certain type of AU requests. When ZK Update Engine receives an AU request, it associates a command with it. Then, it invokes the <text:span text:style-name="T6">process</text:span> method of the command to process it. The processing, depending on the requirement, usually updates the content of the component and then posts an event to notify the application.</text:p>
      <text:p text:style-name="P22">For example, the <text:span text:style-name="T6">org.zkoss.zk.au.in.RemoveCommand</text:span> command is registered to process all AU requests called <text:span text:style-name="T6">remove</text:span>. Thus, if an AU request called <text:span text:style-name="T6">remove</text:span> is received, the process method of <text:span text:style-name="T6">RemoveCommand</text:span> will be invoked. Here is how <text:span text:style-name="T6">RemoveCommand</text:span> is implemented:</text:p>
      <text:p text:style-name="Code_20_Indent_20_2">public class RemoveCommand extends Command {<text:line-break/><text:tab/>public RemoveCommand(String evtnm, int flags) {<text:line-break/><text:tab/><text:tab/>super(evtnm, flags);<text:line-break/><text:tab/>}<text:line-break/><text:tab/>protected void process(AuRequest request) {<text:line-break/><text:tab/><text:tab/>final Component comp = request.getComponent();<text:line-break/><text:tab/><text:tab/>if (comp != null) comp.detach();<text:line-break/><text:tab/>}<text:line-break/>}</text:p>
      <text:p text:style-name="Tip"><text:span text:style-name="T3">Not</text:span><text:span text:style-name="T4">e</text:span><text:span text:style-name="T2">: ZK uses the same command instance for the same type of AU requests, so concurrent access of the command is possible.</text:span></text:p>
      <text:p text:style-name="Tip"><text:span text:style-name="T4">See Also</text:span><text:span text:style-name="T2">: Refer to the</text:span> <text:span text:style-name="T3">Process Request at the Server</text:span> section in the next chapter for more details.</text:p>
      <text:h text:style-name="Heading_20_4" text:outline-level="4">Event</text:h>
      <text:p text:style-name="P22">When a command processing a request, it might post one or several events. For example, <text:span text:style-name="T6">InputCommand</text:span> will post the <text:span text:style-name="T6">onChange</text:span> event as an instance of <text:span text:style-name="T6">org.zkoss.zk.ui.event.InputEvent</text:span>. The events are queued until all commands are processed. In other words, the events are processed by the application, after the components have been updated.</text:p>
      <text:p text:style-name="P22">There is a common question for developing a component: shall I update the component's state in a command or in an event listener. In general, it is better to use event to notify the application only. And, it is better to update the component's state in a command. After all, the application might stop the event propagation at any time (<text:span text:style-name="T6">Event.stopPropagation</text:span>).</text:p>
      <text:p text:style-name="P22">On the other hand, we can utilize the stop-propagation feature to allow the application to customize some behavior. For example, the list box sorts the list items in the <text:span text:style-name="T6">onSort</text:span> listener, such that the application can provide its own sorting by adding its own listener and stop the event propagation.</text:p>
      <text:h text:style-name="Heading_20_2" text:outline-level="2">Miscellaneous Features</text:h>
      <text:h text:style-name="Heading_20_3" text:outline-level="3">Drag-and-Drop, Tooltip and Con<text:span text:style-name="T2">text Menu</text:span></text:h>
      <text:p text:style-name="P17">They are supported automatically with custom JavaScript codes as long as you extends your component handle from <text:span text:style-name="T6">org.zkoss.zul.impl.XulElement</text:span>.</text:p>
      <text:h text:style-name="Heading_20_3" text:outline-level="3">Click, Right Click and Double Click</text:h>
      <text:p text:style-name="P17">The onClick, onRightClick and onDoubleClick events are handled automatically by ZK Client Engine. All you need to do is to generate the correct attributes by use of the <text:span text:style-name="T6">appendAsapAttr</text:span> method.</text:p>
      <text:p text:style-name="Code_20_Indent">public String getOuterAttrs() {<text:line-break/><text:tab/>final StringBuffer sb = new StringBuffer(super.getOuterAttrs());<text:line-break/><text:tab/>appendAsapAttr(sb, Events.ON_CLICK);<text:line-break/><text:tab/>appendAsapAttr(sb, Events.ON_DOUBLE_CLICK);<text:line-break/><text:tab/>appendAsapAttr(sb, Events.ON_RIGHT_CLICK);<text:line-break/><text:tab/>return sb.otString();</text:p>
      <text:p text:style-name="Code_20_Indent">}</text:p>
      <text:p text:style-name="Text_20_body_20_indent"><text:span text:style-name="T6">HtmlBasedCcomponent</text:span> pro<text:span text:style-name="T2">vides an utility called </text:span><text:span text:style-name="T7">getAllOnClickAttrs</text:span><text:span text:style-name="T2"> to simplify the job.</text:span></text:p>
      <text:p text:style-name="Code_20_Indent">public String getOuterAttrs() {<text:line-break/><text:tab/>String attrs = super.getOuterAttrs();</text:p>
      <text:p text:style-name="Code_20_Indent"><text:tab/>String clkattrs = getAllOnClickAttrs();<text:line-break/><text:tab/>rerturn clkattrs != null ? att<text:span text:style-name="T2">rs + clkattrs: attrs;</text:span></text:p>
      <text:p text:style-name="Code_20_Indent">}</text:p>
      <text:h text:style-name="P32" text:outline-level="1">3. View</text:h>
      <text:p text:style-name="P16">The view is the visual presentation of a component at the client. Depending on the client, it could be HTML tags plus JavaScript codes, MIDlet, XML node and Flash. For sake of description, we discuss only the view for the Ajax browsers, i.e., HTML tags plus JavaScript codes.</text:p>
      <text:h text:style-name="Heading_20_2" text:outline-level="2">HTML Tags</text:h>
      <text:p text:style-name="Text_20_body">You can choose whatever Ser<text:span text:style-name="T2">vlet technologies you prefer to generate HTML tags. ZK (more precisely, </text:span><text:span text:style-name="T7">AbstractComponent</text:span><text:span text:style-name="T2">) uses the </text:span><text:span text:style-name="T7">include</text:span><text:span text:style-name="T2"> method of </text:span><text:span text:style-name="T7">javax.servlet.RequestDispatcher</text:span><text:span text:style-name="T2"> to include the HTML tags you generate for the view.</text:span></text:p>
      <text:p text:style-name="P16">For sake of description, we use DSP (Dynamical Server Page) in most examples. It is a template technology developed by ZK. The use is similar to JSP except you cannot embed Java codes in it. There are several benefits, such as no compilation required, ability to be part of JAR file, no JSP/EL requirement and so on.</text:p>
      <text:h text:style-name="Heading_20_3" text:outline-level="3">Retrieve Com<text:span text:style-name="T2">ponent Being Rendered</text:span></text:h>
      <text:p text:style-name="P17">When the view being rendered, the related information is passed through the request attribute called <text:span text:style-name="T6">arg</text:span>, which is a <text:span text:style-name="T6">Map</text:span> instance. In <text:span text:style-name="T6">arg</text:span>, the component being rendered is stored in the entry called <text:span text:style-name="T6">self</text:span>. That is, you can retrieve it with the following EL expression:</text:p>
      <text:p text:style-name="Code_20_Indent">${requestScope.arg.self}</text:p>
      <text:p text:style-name="P17">With Java codes, you can retrieve it as follows.</text:p>
      <text:p text:style-name="Code_20_Indent">void doGet(HttpServletRequest request, HttpServletResponse response) {</text:p>
      <text:p text:style-name="Code_20_Indent"><text:tab/>Com<text:span text:style-name="T2">ponent self = (Component)((Map)request.getAttribute("arg")).get("self");</text:span><text:line-break/>...</text:p>
      <text:p text:style-name="P17">Here is the example of <text:span text:style-name="T6">org.zkoss.zul.Image</text:span>'s view (in DSP):</text:p>
      <text:p text:style-name="Code_20_Indent">&lt;%@ taglib uri="http://www.zkoss.org/dsp/web/core" prefix="c" %&gt;<text:line-break/>&lt;c:set var="self" value="${requestScope.arg.self}"/&gt;<text:line-break/>&lt;img id="${self.uuid}" z.type="zul.widget.Img"${self.outerAttrs}${self.innerAttrs}/&gt;</text:p>
      <text:p text:style-name="Text_20_body_20_indent">where</text:p>
      <text:list text:style-name="L2">
        <text:list-item>
          <text:p text:style-name="P33">You have to gen<text:span text:style-name="T2">erate the </text:span><text:span text:style-name="T7">id</text:span><text:span text:style-name="T2"> attribute with component's UUID.</text:span></text:p>
        </text:list-item>
        <text:list-item>
          <text:p text:style-name="P34">Generate the required attributes by calling the <text:span text:style-name="T6">getOuterAttrs</text:span> and <text:span text:style-name="T6">getInnerAttrs</text:span> methods of HtmlBasedComponent.</text:p>
        </text:list-item>
        <text:list-item>
          <text:p text:style-name="P34">If the view requires some specific JavaScript codes, the <text:span text:style-name="T6">z.type</text:span> attribute might be specified with an unique value to denote the component type.</text:p>
        </text:list-item>
      </text:list>
      <text:p text:style-name="P17">Notice that each view must have exactly one topmost HTML element – which is <text:span text:style-name="T6">img</text:span> in the above case. The following view is incorrect since it has two topmost element.</text:p>
      <text:p text:style-name="Code_20_Indent">&lt;%@ taglib uri="http://www.zkoss.org/dsp/web/core" prefix="c" %&gt;<text:line-break/>&lt;c:set var="self" value="${requestScope.arg.self}"/&gt;<text:line-break/>&lt;img id="${self.uuid}" ${self.outerAttrs}${self.innerAttrs}/&gt;</text:p>
      <text:p text:style-name="Code_20_Indent">&lt;img/&gt;</text:p>
      <text:p text:style-name="Text_20_body_20_indent">To cor<text:span text:style-name="T2">rect it, you can enclose them with </text:span><text:span text:style-name="T7">span</text:span><text:span text:style-name="T2"> or </text:span><text:span text:style-name="T7">div</text:span><text:span text:style-name="T2">.</text:span></text:p>
      <text:p text:style-name="Code_20_Indent">&lt;span id="${self.uuid}" ${self.outerAttrs}${self.innerAttrs}/&gt;</text:p>
      <text:p text:style-name="Code_20_Indent"><text:tab/>&lt;img/&gt;</text:p>
      <text:p text:style-name="Code_20_Indent"><text:tab/>&lt;img/&gt;</text:p>
      <text:p text:style-name="Code_20_Indent">&lt;/span&gt;</text:p>
      <text:h text:style-name="Heading_20_3" text:outline-level="3">DSP File Location</text:h>
      <text:p text:style-name="Text_20_body_20_indent">Depending on your req<text:span text:style-name="T2">uirement, you can place the DSP file representing a view in the Web application, or in a JAR library.</text:span></text:p>
      <text:p text:style-name="P17">If you put in the Web application, say, <text:span text:style-name="T6">/WEB-INF/myaddon/button.dsp</text:span>, just specify the correct path in the <text:span text:style-name="T6">mold-uri</text:span> element as follows.</text:p>
      <text:p text:style-name="Code_20_Indent">&lt;component&gt;</text:p>
      <text:p text:style-name="Code_20_Indent"><text:tab/>&lt;mold&gt;</text:p>
      <text:p text:style-name="Code_20_Indent"><text:tab/><text:tab/>&lt;mold-name&gt;default&lt;/mold-name&gt;</text:p>
      <text:p text:style-name="Code_20_Indent"><text:tab/><text:tab/>&lt;mold-uri&gt;/WEB-INF<text:span text:style-name="T2">/myaddon/button.dsp</text:span>&lt;/mold-uri&gt;</text:p>
      <text:p text:style-name="Code_20_Indent"><text:tab/>&lt;/mold&gt;</text:p>
      <text:p text:style-name="Code_20_Indent">...</text:p>
      <text:p text:style-name="Text_20_body_20_indent">If you want to put it to a JAR file, you must place it under the <text:span text:style-name="T6">/web</text:span> directory. For example, <text:span text:style-name="T7">/web/myaddon/button.dsp</text:span><text:span text:style-name="T2"> is a legal path, and the mold URI is as follows.</text:span></text:p>
      <text:p text:style-name="Code_20_Indent">&lt;component&gt;</text:p>
      <text:p text:style-name="Code_20_Indent"><text:tab/>&lt;mold&gt;</text:p>
      <text:p text:style-name="Code_20_Indent"><text:tab/><text:tab/>&lt;mold-name&gt;default&lt;/mold-name&gt;</text:p>
      <text:p text:style-name="Code_20_Indent"><text:tab/><text:tab/>&lt;mold-uri&gt;~./<text:span text:style-name="T2">myaddon/button.dsp</text:span>&lt;/mold-uri&gt;</text:p>
      <text:p text:style-name="P19"><text:tab/>&lt;/mold&gt;</text:p>
      <text:p text:style-name="P19">...</text:p>
      <text:p text:style-name="Text_20_body_20_indent">where "<text:span text:style-name="T6">~.</text:span>" means the <text:span text:style-name="T6">/web</text:span> directory in a JAR file, or locatable by classpath.</text:p>
      <text:h text:style-name="Heading_20_3" text:outline-level="3">Component Renderer</text:h>
      <text:p text:style-name="P17">DSP is an easy way to design a component view, but the performance of EL expressions is much slower than native Java codes. To maximize the performance with native Java codes, you can develop either a Servlet or a so-called component renderer.</text:p>
      <text:p text:style-name="P17">A component renderer is a Java class used to render a view directly. It must implement the <text:span text:style-name="T6">org.zkoss.zk.ui.render.ComponentRenderer</text:span> interface, which has only one method: <text:span text:style-name="T6">render</text:span>. For example, the following is the renderer of <text:span text:style-name="T6">Image</text:span>:</text:p>
      <text:p text:style-name="Code_20_Indent">public class ImageDefault implements ComponentRenderer {</text:p>
      <text:p text:style-name="Code_20_Indent"><text:tab/>public void render(Component comp, Writer out) throws IOException {</text:p>
      <text:p text:style-name="Code_20_Indent"><text:tab/><text:tab/>final Image self = (Image)comp;</text:p>
      <text:p text:style-name="Code_20_Indent"><text:tab/><text:tab/>out.write("&lt;img id=\"");</text:p>
      <text:p text:style-name="Code_20_Indent"><text:tab/><text:tab/>out.write(self.getUuid());</text:p>
      <text:p text:style-name="Code_20_Indent"><text:tab/><text:tab/>out.write("\" z.type=\"zul.widget.Img\"");</text:p>
      <text:p text:style-name="Code_20_Indent"><text:tab/><text:tab/>out.write(self.getOuterAttrs());</text:p>
      <text:p text:style-name="Code_20_Indent"><text:tab/><text:tab/>out.write(self.getInnerAttrs());</text:p>
      <text:p text:style-name="Code_20_Indent"><text:tab/><text:tab/>out.write("/&gt;");</text:p>
      <text:p text:style-name="Code_20_Indent"><text:tab/>}</text:p>
      <text:p text:style-name="Code_20_Indent">}</text:p>
      <text:p text:style-name="P17">Then, the mold URI must start with "<text:span text:style-name="T6">class:</text:span>" and end with the class name, as shown below.</text:p>
      <text:p text:style-name="Code_20_Indent">&lt;component&gt;</text:p>
      <text:p text:style-name="Code_20_Indent"><text:tab/>&lt;mold&gt;</text:p>
      <text:p text:style-name="Code_20_Indent"><text:tab/><text:tab/>&lt;mold-name&gt;default&lt;/mold-name&gt;</text:p>
      <text:p text:style-name="Code_20_Indent"><text:tab/><text:tab/>&lt;mold-uri&gt;class:org.zkoss.zkmax.zul.render.ImageDefault&lt;/mold-uri&gt;</text:p>
      <text:p text:style-name="P19"><text:tab/>&lt;/mold&gt;</text:p>
      <text:p text:style-name="P19">...</text:p>
      <text:h text:style-name="Heading_20_2" text:outline-level="2">Jav<text:span text:style-name="T2">aScript Codes</text:span></text:h>
      <text:p text:style-name="P16">In addition to the visual representation, a component view usually has some codes running at the client to, say, initialize the view and interact with the user. For Ajax devices, the client codes are written in JavaScript. For sake of convenience, we discuss only Ajax devices here.</text:p>
      <text:h text:style-name="Heading_20_3" text:outline-level="3">Com<text:span text:style-name="T2">ponent Type</text:span></text:h>
      <text:p text:style-name="P17">Each component that requires the JavaScript codes to run at the client must provide an unique type in the <text:span text:style-name="T6">z.type</text:span> attribute. For example,</text:p>
      <text:p text:style-name="Code_20_Indent">&lt;BUTTON id="z_ed_0" z.type="mycomps.MyButton"&gt;I am a button&lt;/BUTTON&gt;</text:p>
      <text:p text:style-name="P17">The syntax is</text:p>
      <text:p text:style-name="Code_20_Indent">dir1.dir2.file.Type</text:p>
      <text:p text:style-name="P17">The part after the last dot (.) is the name of the type. The part before the last dot is the path of the JavaScript file that must be loaded (to handle the view). ZK use the type as a naming convention to call the proper JavaScript methods. For example, assume the type is <text:span text:style-name="T6">Tx</text:span>. Then, if the <text:span text:style-name="T6">zkT.init</text:span> method is declared, it will be called when ZK is initializing the component at the client.</text:p>
      <text:p text:style-name="Code_20_Indent">zkTp = {}</text:p>
      <text:p text:style-name="Code_20_Indent">zkTp.init = fun<text:span text:style-name="T2">ction (cmp) {</text:span></text:p>
      <text:p text:style-name="P19"><text:tab/>zk.listen(cmp, "onClick", zkTp.onclick);</text:p>
      <text:p text:style-name="P19">}</text:p>
      <text:p text:style-name="P19">zkTp.onclick = function (evt) {</text:p>
      <text:p text:style-name="P19"><text:tab/>var el = Event.element(evt);</text:p>
      <text:p text:style-name="P19">...</text:p>
      <text:p text:style-name="P19">};</text:p>
      <text:h text:style-name="Heading_20_3" text:outline-level="3">JavaScript File Location</text:h>
      <text:p text:style-name="P17">As described in the previous section. the first part of the <text:span text:style-name="T6">z.type</text:span> attribute is the path of the JavaScript to load. For example, assume the <text:span text:style-name="T6">z.type</text:span> attribute is <text:span text:style-name="T11">a.b.c</text:span><text:span text:style-name="T6">.Tx</text:span>, then ZK will load the file in the path <text:span text:style-name="T6">/web/js/</text:span><text:span text:style-name="T11">a/b/c</text:span><text:span text:style-name="T6">.js</text:span>, right before initializing the view.</text:p>
      <text:p text:style-name="P17">Notice that the path must be locatable by classpath, and it always stats at <text:span text:style-name="T6">/web/js</text:span>.</text:p>
      <text:h text:style-name="Heading_20_2" text:outline-level="2">Ini<text:span text:style-name="T2">tialization and Cleanup</text:span></text:h>
      <text:h text:style-name="Heading_20_3" text:outline-level="3">Ini<text:span text:style-name="T2">tialization</text:span></text:h>
      <text:p text:style-name="P17">When ZK Client Engine initializes a component view, it first check if the <text:span text:style-name="T6">z.type</text:span> attribute is defined. If not specified, it means no JavaScript codes required and it ends the initialization of this component.</text:p>
      <text:p text:style-name="P17">If <text:span text:style-name="T6">z.type</text:span> is specified, say, <text:span text:style-name="T6">widget.SuperButton</text:span>, ZK Client Engine first loads the JavaScript file, <text:span text:style-name="T6">/web/js/widget.js</text:span>, and then check if any method called <text:span text:style-name="T6">zkSuperButton.init</text:span>. Invoke it if found. We call this method as the init callback.</text:p>
      <text:p text:style-name="P17">A component view usually registered event listeners in this method. For example,</text:p>
      <text:p text:style-name="Code_20_Indent">zkSuperButton = {} //declare zkSuperButton to hold ini<text:span text:style-name="T2">t, cleanup and other methods</text:span></text:p>
      <text:p text:style-name="P19"/>
      <text:p text:style-name="Code_20_Indent">zkSuperButton.init = fun<text:span text:style-name="T2">ction (cmp) {</text:span></text:p>
      <text:p text:style-name="P19"><text:tab/>zk.listen(cmp, "focus", zkau.onfocus);<text:line-break/><text:tab/>zk.listen(cmp, "blur", zkau.onblur);<text:line-break/>};</text:p>
      <text:p text:style-name="P17">The initialization order is starting from the child, then to the parent, to the parent's parent, and so on.</text:p>
      <text:p text:style-name="P17">After <text:span text:style-name="T6">init</text:span> is called, it invokes <text:span text:style-name="T6">zkSuperButton.beforeSize</text:span> and <text:span text:style-name="T6">zkSuperButton.onSize</text:span>, if any, to initialize the size of the view. Components rarely need to provide these two methods, unless they are providing the layout, such as <text:span text:style-name="T6">Hbox</text:span> and <text:span text:style-name="T6">Borderlayout</text:span>. We will talk more about them in the <text:span text:style-name="T3">ZK Callbacks</text:span> section.</text:p>
      <text:h text:style-name="Heading_20_3" text:outline-level="3">Cleanup</text:h>
      <text:p text:style-name="Text_20_body_20_indent">When a com<text:span text:style-name="T2">ponent is about to be removed, ZK will check if the cleanup callback exists (i.e., </text:span><text:span text:style-name="T7">zkSuperButton.cleanup</text:span><text:span text:style-name="T2"> in the above example). Invoke it if found.</text:span></text:p>
      <text:p text:style-name="P17">The order of cleanups is starting from the topmost component, then to its child, to its child's child and so on.</text:p>
      <text:p text:style-name="Tip"><text:span text:style-name="T3">Tip</text:span>: You don't need to unr<text:span text:style-name="T2">egister</text:span> the eve<text:span text:style-name="T2">nt listeners you registered in the init callback. ZK Client Engine will unregister them automatically.</text:span></text:p>
      <text:h text:style-name="Heading_20_2" text:outline-level="2">Eve<text:span text:style-name="T2">nt Handling</text:span></text:h>
      <text:p text:style-name="P16">There are two types of event handling. One is ZK callbacks, such as the init and cleanup callback mentioned in the previous section. The other is the browser event listeners.</text:p>
      <text:h text:style-name="Heading_20_3" text:outline-level="3">ZK <text:span text:style-name="T2">Callbacks</text:span></text:h>
      <text:p text:style-name="P17">Like the browser event listeners, ZK callbacks are used to handle a <text:span text:style-name="T5">situation</text:span><text:span text:style-name="T10">, such as when the parent's is resized, or when a view becomes visible. Unlike the browser event listeners, they </text:span>are called by ZK Client Engine directly and registered by use of name convention. In other words, once you declare the method, it will be called automatically.</text:p>
      <text:p text:style-name="P35"><text:span text:style-name="T4">Tip</text:span><text:span text:style-name="T2">: ZK scans any callback to register after invoking the init callback, so you can declare them in the init callback.</text:span></text:p>
      <text:p text:style-name="P36"><text:tab/><text:tab/>zkType.init = function (cmp) {<text:line-break/><text:tab/><text:tab/><text:tab/>zkType.onSize = function (cmp) {};<text:line-break/><text:tab/><text:tab/>};</text:p>
      <text:h text:style-name="Heading_20_4" text:outline-level="4">The init Callback</text:h>
      <text:p text:style-name="Code_20_Indent_20_2">zkType.init = fun<text:span text:style-name="T2">ction (cmp) {</text:span></text:p>
      <text:p text:style-name="Code_20_Indent_20_2">};</text:p>
      <text:p text:style-name="Text_20_body_20_indent_20_2">Called when a com<text:span text:style-name="T2">ponent is attached to a page or redrawn (due to being invalidated).</text:span></text:p>
      <text:p text:style-name="P22">The order of invocations is the child first (like Java constructor). The child without a parent is called first, then its child, then its grandchild, and so on.</text:p>
      <text:h text:style-name="Heading_20_4" text:outline-level="4">The cleanup Callback</text:h>
      <text:p text:style-name="Code_20_Indent_20_2">zkType.cleanup = fun<text:span text:style-name="T2">ction (cmp) {</text:span></text:p>
      <text:p text:style-name="Code_20_Indent_20_2">};</text:p>
      <text:p text:style-name="Text_20_body_20_indent_20_2">Called when a com<text:span text:style-name="T2">ponent is detached, or will be redrawn (due to being invalidated).</text:span></text:p>
      <text:p text:style-name="P22">When the <text:span text:style-name="T6">invalidate</text:span> method is called at the server, ZK Client Engine will first call the cleanup callback, replace the DOM tree, and then call the init callback.</text:p>
      <text:p text:style-name="P22">The order of invocations is the parent first. The topmost parent being cleanup is called first, then its child, then its grandchild, and so on.</text:p>
      <text:h text:style-name="Heading_20_4" text:outline-level="4">The beforeSize and onSize Callback<text:note text:id="ftn10" text:note-class="footnote"><text:note-citation>10</text:note-citation><text:note-body><text:p text:style-name="Footnote">Available in ZK 3.0.5 or later.</text:p></text:note-body></text:note></text:h>
      <text:p text:style-name="Code_20_Indent_20_2">zkType.beforeSize = fun<text:span text:style-name="T2">ction (cmp) {</text:span></text:p>
      <text:p text:style-name="Code_20_Indent_20_2">};</text:p>
      <text:p text:style-name="Code_20_Indent_20_2">zkType.onSize = fun<text:span text:style-name="T2">ction (cmp) {</text:span></text:p>
      <text:p text:style-name="P37">};</text:p>
      <text:p text:style-name="Text_20_body_20_indent_20_2">When the browser window <text:span text:style-name="T2">or a resizable parent (such as </text:span><text:span text:style-name="T7">Borderlayout</text:span><text:span text:style-name="T2">) is resized, ZK Client Engine first call the beforeSize callback for all components that are affected, and then call the onSize callback for them. In other words, it is a two-pass mechanism. The beforSize callback is used to do some preparation. For example, you might have to reset </text:span><text:span text:style-name="T7">style.width</text:span><text:span text:style-name="T2"> in the beforeSize callback and then set the correct size in the onSize callback.</text:span></text:p>
      <text:p text:style-name="P22">The order of invocations is the parent first. The topmost parent that is affected is called first, then its child, then its grandchild, and so on.</text:p>
      <text:p text:style-name="P22">Notes</text:p>
      <text:list text:style-name="L3">
        <text:list-item>
          <text:p text:style-name="P38">The beforeSize and onSize callbacks are also called when initializing a component, so you don't and shalln't handle the size in the init callback.</text:p>
        </text:list-item>
        <text:list-item>
          <text:p text:style-name="P38">The browser doesn't notify JavaScript codes when a DOM element is resized, so these two callbacks are actually triggered by the invocation of the <text:span text:style-name="T6">zk.beforeSizeAt</text:span> and <text:span text:style-name="T6">zk.onSizeAt</text:span> methods (by a layout component).</text:p>
        </text:list-item>
      </text:list>
      <text:h text:style-name="Heading_20_4" text:outline-level="4">The onVisi Callback</text:h>
      <text:p text:style-name="Code_20_Indent_20_2">zkType.onVisi = fun<text:span text:style-name="T2">ction (cmp) {</text:span></text:p>
      <text:p text:style-name="Code_20_Indent_20_2">};</text:p>
      <text:p text:style-name="Text_20_body_20_indent_20_2">Called right after a com<text:span text:style-name="T2">ponent has become visible.</text:span></text:p>
      <text:p text:style-name="P22">The order of invocations is the parent first. The topmost parent becoming visible is called first, then its child, then its grandchild, and so on.</text:p>
      <text:p text:style-name="P22">Note</text:p>
      <text:list text:style-name="L4">
        <text:list-item>
          <text:p text:style-name="P39">The browser doesn't notify JavaScript codes when a DOM element becomes visible or invisible, so it won't be called if you set <text:span text:style-name="T6">display="none"</text:span> directly. On the hand, it is called automatically by ZK Client Engine if the visiblity is changed due to the visible property <text:s/>is changed at the server, or due to the invocation of <text:span text:style-name="T6">zk.show</text:span> or <text:span text:style-name="T6">action.show</text:span> at the client.</text:p>
        </text:list-item>
      </text:list>
      <text:h text:style-name="Heading_20_4" text:outline-level="4">The onHide Callback</text:h>
      <text:p text:style-name="Code_20_Indent_20_2">zkType.onHide = fun<text:span text:style-name="T2">ction (cmp) {</text:span></text:p>
      <text:p text:style-name="Code_20_Indent_20_2">};</text:p>
      <text:p text:style-name="Text_20_body_20_indent_20_2">Called right before a com<text:span text:style-name="T2">ponent becomes invisible. Notice that when this method is called, the component is still visible.</text:span></text:p>
      <text:p text:style-name="P22">The order of invocations is the parent first. The topmost parent becoming invisible is called first, then its child, then its grandchild, and so on.</text:p>
      <text:h text:style-name="Heading_20_4" text:outline-level="4">The onScroll Callback<text:note text:id="ftn11" text:note-class="footnote"><text:note-citation>11</text:note-citation><text:note-body><text:p text:style-name="Footnote">Available in ZK 3.0.5 or later.</text:p></text:note-body></text:note></text:h>
      <text:p text:style-name="Code_20_Indent_20_2">zkType.onScroll = fun<text:span text:style-name="T2">ction (cmp) {</text:span></text:p>
      <text:p text:style-name="Code_20_Indent_20_2">};</text:p>
      <text:p text:style-name="Text_20_body_20_indent_20_2">Called when the user is scrolling the browser window or one of its ancestor component<text:span text:style-name="T2">.</text:span></text:p>
      <text:p text:style-name="P22">The order of invocations is the parent first. The topmost parent affected by scrolling is called first, then its child, then its grandchild, and so on.</text:p>
      <text:p text:style-name="P22">Notes</text:p>
      <text:list text:style-name="L5">
        <text:list-item>
          <text:p text:style-name="P40">The browser doesn't notify JavaScript codes when the user is scrolling a DOM element (rather than the browser window). It is up to a component view decide whether to invoke <text:span text:style-name="T6">zk.onScrollAt</text:span>.</text:p>
        </text:list-item>
      </text:list>
      <text:h text:style-name="Heading_20_3" text:outline-level="3">Browser Eve<text:span text:style-name="T2">nt Listeners</text:span></text:h>
      <text:p text:style-name="Text_20_body_20_indent">You can listen to whatever browser eve<text:span text:style-name="T2">nts you care like any other JavaScript codes. However, ZK provide two methods to simplify the job: </text:span><text:span text:style-name="T7">zk.listen</text:span><text:span text:style-name="T2"> and </text:span><text:span text:style-name="T7">zk.unlisten</text:span><text:span text:style-name="T2">. They are not only compatible with all kind of browsers, but also unlisten automatically – so no worry of memory leak. In fact, you rarely need to invoke </text:span><text:span text:style-name="T7">zk.unlisten</text:span><text:span text:style-name="T2">.</text:span></text:p>
      <text:p text:style-name="Code_20_Indent">zk.listen(cmp, "click", function () {zkCkbox.onclick(cmp);});</text:p>
      <text:h text:style-name="Heading_20_2" text:outline-level="2">Com<text:span text:style-name="T2">municate with the Server</text:span></text:h>
      <text:h text:style-name="Heading_20_3" text:outline-level="3">Send Req<text:span text:style-name="T2">uests to the Server</text:span></text:h>
      <text:p text:style-name="P17">To notify what happens at the client, the view has to send an AU request to the server. At the server the AU request is encapulated as an instance of the <text:span text:style-name="T6">org.zkoss.zk.au.AuRequest</text:span> class. At the client side, the AU request is an object with <text:span text:style-name="T6">uuid</text:span>, <text:span text:style-name="T6">cmd</text:span>, <text:span text:style-name="T6">data</text:span> and other properties. For example,</text:p>
      <text:p text:style-name="Code_20_Indent">{uuid: cmp.id, cmd: "onClick", data: [10, 20], ctrl: true}</text:p>
      <text:h text:style-name="Heading_20_4" text:outline-level="4">AU Req<text:span text:style-name="T2">uest</text:span></text:h>
      <text:p text:style-name="P22">The following is a list of the properties that an AU request might have.</text:p>
      <table:table table:name="Table4" table:style-name="Table4">
        <table:table-column table:style-name="Table4.A"/>
        <table:table-column table:style-name="Table4.B"/>
        <table:table-header-rows>
          <table:table-row>
            <table:table-cell table:style-name="Table4.A1" office:value-type="string">
              <text:p text:style-name="Table_20_Heading">Pro<text:span text:style-name="T2">perty</text:span></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3">uuid</text:p>
          </table:table-cell>
          <table:table-cell table:style-name="Table4.B2" office:value-type="string">
            <text:p text:style-name="Table_20_Contents">[Optional but exactly one of <text:span text:style-name="T6">uuid</text:span> and <text:span text:style-name="T6">dtid</text:span> must be specified]</text:p>
            <text:p text:style-name="Table_20_Contents">The<text:span text:style-name="T2"> UUID of the component that shall receive this request. It is also known as the targeted component.</text:span></text:p>
          </table:table-cell>
        </table:table-row>
        <table:table-row>
          <table:table-cell table:style-name="Table4.A2" office:value-type="string">
            <text:p text:style-name="P23">dtid</text:p>
          </table:table-cell>
          <table:table-cell table:style-name="Table4.B2" office:value-type="string">
            <text:p text:style-name="Table_20_Contents">[Optional but exactly one of <text:span text:style-name="T6">uuid</text:span> and <text:span text:style-name="T6">dtid</text:span> must be specified]</text:p>
            <text:p text:style-name="Table_20_Contents">The<text:span text:style-name="T2"> desktop ID that shall receive this request.</text:span></text:p>
          </table:table-cell>
        </table:table-row>
        <table:table-row>
          <table:table-cell table:style-name="Table4.A2" office:value-type="string">
            <text:p text:style-name="P23">cmd</text:p>
          </table:table-cell>
          <table:table-cell table:style-name="Table4.B2" office:value-type="string">
            <text:p text:style-name="Table_20_Contents">[Req<text:span text:style-name="T2">uired]</text:span></text:p>
            <text:p text:style-name="P24">The command ID, such as <text:span text:style-name="T6">onClick</text:span> and <text:span text:style-name="T6">onSelect</text:span>. It is used to search for the command. ZK Update Engine first invokes the <text:span text:style-name="T6">getCommand</text:span> method of the targeted component to look for the component-specific command. If not found, it then invokes the static <text:span text:style-name="T6">getCommand</text:span> method of the <text:span text:style-name="T6">AuRequest</text:span> class to look for the global command.</text:p>
          </table:table-cell>
        </table:table-row>
        <table:table-row>
          <table:table-cell table:style-name="Table4.A2" office:value-type="string">
            <text:p text:style-name="P23">data</text:p>
          </table:table-cell>
          <table:table-cell table:style-name="Table4.B2" office:value-type="string">
            <text:p text:style-name="Table_20_Contents">[Optional; Default: <text:span text:style-name="T6">null</text:span><text:span text:style-name="T2">]</text:span></text:p>
            <text:p text:style-name="P24">An array of data to pass to the server. It depends on the command. For example, the <text:span text:style-name="T6">onClick</text:span> command accepts a two-element array to indicate the position of the mouse pointer.</text:p>
          </table:table-cell>
        </table:table-row>
        <table:table-row>
          <table:table-cell table:style-name="Table4.A2" office:value-type="string">
            <text:p text:style-name="P23">ctl</text:p>
          </table:table-cell>
          <table:table-cell table:style-name="Table4.B2" office:value-type="string">
            <text:p text:style-name="Table_20_Contents">[Opt<text:span text:style-name="T2">ional; Default: </text:span><text:span text:style-name="T7">false</text:span><text:span text:style-name="T2">]</text:span></text:p>
            <text:p text:style-name="P24">Whether the request is a control command, such as <text:span text:style-name="T6">onClick</text:span>, <text:span text:style-name="T6">onOK </text:span>and so on. To avoid re-execute the long operation twice when an impatient user clicks a button repeatedly, ZK ignores the second control command if two consecutive control commands target the same component and the first one is still in execution.</text:p>
            <text:p text:style-name="P24">If any doubt, don't specify it (with <text:span text:style-name="T6">true</text:span>).</text:p>
          </table:table-cell>
        </table:table-row>
        <table:table-row>
          <table:table-cell table:style-name="Table4.A2" office:value-type="string">
            <text:p text:style-name="P41">ignorable</text:p>
          </table:table-cell>
          <table:table-cell table:style-name="Table4.B2" office:value-type="string">
            <text:p text:style-name="Table_20_Contents">[Opt<text:span text:style-name="T2">ional, Default: </text:span><text:span text:style-name="T7">false</text:span><text:span text:style-name="T2">]</text:span></text:p>
            <text:p text:style-name="P24">Whether the request can be ignored if the system is busy or it causes an error. Typical example is the <text:span text:style-name="T6">onChanging</text:span> and <text:span text:style-name="T6">onScrolling</text:span> commands. It is too annoying if not to set ignorable to <text:span text:style-name="T6">true</text:span>.</text:p>
          </table:table-cell>
        </table:table-row>
      </table:table>
      <text:h text:style-name="Heading_20_4" text:outline-level="4">Basic Utilities to Send Req<text:span text:style-name="T2">uests</text:span></text:h>
      <text:p text:style-name="P22"><text:span text:style-name="T6">zkau.sendasap</text:span> and <text:span text:style-name="T6">zkau.send</text:span> are two of most common methods to send an AU request to the server.</text:p>
      <table:table table:name="Table5" table:style-name="Table5">
        <table:table-column table:style-name="Table5.A"/>
        <table:table-row>
          <table:table-cell table:style-name="Table5.A1" office:value-type="string">
            <text:p text:style-name="P23">zkau.send(evt, timeout)</text:p>
            <text:p text:style-name="Table_20_Contents">Sends an AU req<text:span text:style-name="T2">uest after the specified milliseconds expires. If there are any pending AU requests, this request will be appended to the end.</text:span></text:p>
            <text:p text:style-name="P42">evt</text:p>
            <text:p text:style-name="Text_20_body_20_indent">The<text:span text:style-name="T2"> AU request to send.</text:span></text:p>
            <text:p text:style-name="P43">timeout</text:p>
            <text:p text:style-name="P17">The delay before sending the request (unit: milliseconds). If not specified, it is delayed for 0 milliseconds (i.e., calling <text:span text:style-name="T6">setTimeout</text:span> with 0). If a negative value is specified, it means it is a deferrable command and it won't be sent back to the server until another invocation of <text:span text:style-name="T6">zkau.send</text:span> with a non-negative timeout.</text:p>
            <text:p text:style-name="P17">To have better performance, it is better to specify -1 if no non-deferrable event listener is registered for this command. It is easy to do this by use of <text:span text:style-name="T6">zkau.asapTimeout</text:span> as shown below.</text:p>
            <text:p text:style-name="Code_20_Indent">zkau.send({uuid: cmp.id, cmd: "onChange", data: [cmp.value]},</text:p>
            <text:p text:style-name="Code_20_Indent"><text:span text:style-name="T2"><text:tab/></text:span>zkau.asapTimeout(cmp, "onChange"));</text:p>
          </table:table-cell>
        </table:table-row>
        <table:table-row>
          <table:table-cell table:style-name="Table5.A2" office:value-type="string">
            <text:p text:style-name="P23">zkau.sendasap(evt, timeout)</text:p>
            <text:p text:style-name="P44">Sends an AU req<text:span text:style-name="T2">uest by checking if there is a non-deferrable event listener registered for it. It is a shortcut of the following.</text:span></text:p>
            <text:p text:style-name="Code">zkau.send(evt, zkau.asapTimeout(evt.uuid, evt.cmd, timeout));</text:p>
            <text:p text:style-name="P42">evt</text:p>
            <text:p text:style-name="Text_20_body_20_indent">The<text:span text:style-name="T2"> AU request to send.</text:span></text:p>
            <text:p text:style-name="P43">timeout</text:p>
            <text:p text:style-name="P45">The delay before sending the request (unit: milliseconds) if non-deferrable.</text:p>
            <text:p text:style-name="P45">Notice that it is the timeout used only if there is a non-deferrable event listener registered for it.</text:p>
          </table:table-cell>
        </table:table-row>
        <table:table-row>
          <table:table-cell table:style-name="Table5.A2" office:value-type="string">
            <text:p text:style-name="P23">zkau.sendAhead(evt, timeout)</text:p>
            <text:p text:style-name="P44">Sends an AU req<text:span text:style-name="T2">uest by placing it in front of any other pending AU requests.</text:span></text:p>
            <text:p text:style-name="P42">evt</text:p>
            <text:p text:style-name="Text_20_body_20_indent">The<text:span text:style-name="T2"> AU request to send.</text:span></text:p>
            <text:p text:style-name="P43">timeout</text:p>
            <text:p text:style-name="P45">The delay before sending the request (unit: milliseconds). If not specified, it is delayed for 0 milliseconds (i.e., calling <text:span text:style-name="T6">setTimeout</text:span> with 0). If a negative value is specified, it means it is a deferrable command and it won't be sent back to the server until another invocation of <text:span text:style-name="T6">zkau.send</text:span> with a non-negative timeout.</text:p>
          </table:table-cell>
        </table:table-row>
      </table:table>
      <text:h text:style-name="Heading_20_4" text:outline-level="4">Callbacks</text:h>
      <text:p text:style-name="P22">There are two callbacks you can register to do something before sending AU requests, and after receiving the responses.</text:p>
      <table:table table:name="Table6" table:style-name="Table6">
        <table:table-column table:style-name="Table6.A"/>
        <table:table-row>
          <table:table-cell table:style-name="Table6.A1" office:value-type="string">
            <text:p text:style-name="P23">zkau.addOnSend(func);<text:line-break/>zkau.removeOnSend(func);</text:p>
            <text:p text:style-name="Table_20_Contents">Reg<text:span text:style-name="T2">ister a callback function that will be called before AU requests are sending to the server.</text:span></text:p>
            <text:p text:style-name="P24">It is useful if you are using timer or other mechanism to monitor the DOM element's value. FCKeditor is a typical example. By using the <text:span text:style-name="T6">onSend</text:span> callback, we can check the value again and send back the correct value if changed with other AU requests.</text:p>
            <text:p text:style-name="Code">zkau.addOnSend(function() {</text:p>
            <text:p text:style-name="Code"><text:s/>//check any cha<text:span text:style-name="T2">nge and call zkau.sendAhead to carry the change back</text:span></text:p>
            <text:p text:style-name="Code">});</text:p>
          </table:table-cell>
        </table:table-row>
        <table:table-row>
          <table:table-cell table:style-name="Table6.A2" office:value-type="string">
            <text:p text:style-name="P23">zkau.addOnResponse(script)</text:p>
            <text:p text:style-name="Table_20_Contents">Reg<text:span text:style-name="T2">ister a callback function that will be called after processing all responses.</text:span></text:p>
            <text:p text:style-name="P42">scr<text:span text:style-name="T2">ipt</text:span></text:p>
            <text:p text:style-name="P17">It could be a function or a string containing JavaScript codes.</text:p>
          </table:table-cell>
        </table:table-row>
        <table:table-row>
          <table:table-cell table:style-name="Table6.A2" office:value-type="string">
            <text:p text:style-name="P23">zk.addOnLoad(nm, scr<text:span text:style-name="T2">ipt)</text:span></text:p>
            <text:p text:style-name="Table_20_Contents">Reg<text:span text:style-name="T2">ister a callback function that will be called after a module is loaded.</text:span></text:p>
            <text:p text:style-name="P24">Applicable: 3.0.6 or later</text:p>
            <text:p text:style-name="P42">nm</text:p>
            <text:p text:style-name="P46">The module name, such as "zul.sel".</text:p>
            <text:p text:style-name="P42">scr<text:span text:style-name="T2">ipt</text:span></text:p>
            <text:p text:style-name="P45">It could be a function or a string containing JavaScript codes.</text:p>
          </table:table-cell>
        </table:table-row>
      </table:table>
      <text:h text:style-name="Heading_20_4" text:outline-level="4">More Utilities to Send Requests</text:h>
      <text:p text:style-name="P22">Here is a list of methods to simply the sending of particular AU requests, such as <text:span text:style-name="T6">onClose</text:span>. They are all based on <text:span text:style-name="T6">zkau.send</text:span>.</text:p>
      <table:table table:name="Table7" table:style-name="Table7">
        <table:table-column table:style-name="Table7.A"/>
        <table:table-row>
          <table:table-cell table:style-name="Table7.A1" office:value-type="string">
            <text:p text:style-name="P23">zkau.sendRemove(uuid)</text:p>
            <text:p text:style-name="Table_20_Contents">Sends the <text:span text:style-name="T6">remove</text:span> com<text:span text:style-name="T2">mand to remove the specified component (at the server).</text:span></text:p>
          </table:table-cell>
        </table:table-row>
        <table:table-row>
          <table:table-cell table:style-name="Table7.A2" office:value-type="string">
            <text:p text:style-name="P23">zkau.sendOnMove</text:p>
            <text:p text:style-name="P47">Sends the <text:span text:style-name="T6">onMove</text:span> com<text:span text:style-name="T2">mand to denote a component is moved.</text:span></text:p>
          </table:table-cell>
        </table:table-row>
        <table:table-row>
          <table:table-cell table:style-name="Table7.A2" office:value-type="string">
            <text:p text:style-name="P23">zkau.sendOnSize</text:p>
            <text:p text:style-name="P47">Sends the <text:span text:style-name="T6">onSize</text:span> com<text:span text:style-name="T2">mand to denote a component's size is changed.</text:span></text:p>
          </table:table-cell>
        </table:table-row>
        <table:table-row>
          <table:table-cell table:style-name="Table7.A2" office:value-type="string">
            <text:p text:style-name="P23">zkau.sendOnZIndex</text:p>
            <text:p text:style-name="P47">Sends the <text:span text:style-name="T6">onZIndex</text:span> com<text:span text:style-name="T2">mand to denote the Z-index of a component is changed.</text:span></text:p>
          </table:table-cell>
        </table:table-row>
        <table:table-row>
          <table:table-cell table:style-name="Table7.A2" office:value-type="string">
            <text:p text:style-name="P23">zkau.sendOnClose</text:p>
            <text:p text:style-name="P47">Sends the <text:span text:style-name="T6">onClose</text:span> com<text:span text:style-name="T2">mand that causes the </text:span><text:span text:style-name="T7">onClose</text:span><text:span text:style-name="T2"> event being sent to the component. How the </text:span><text:span text:style-name="T7">onClose</text:span><text:span text:style-name="T2"> event is handled depends on the component. For window, it is detached.</text:span></text:p>
          </table:table-cell>
        </table:table-row>
        <table:table-row>
          <table:table-cell table:style-name="Table7.A2" office:value-type="string">
            <text:p text:style-name="P23">zkau.sendRedraw<text:span text:style-name="T12"> (ZK 3.1 or later)</text:span></text:p>
            <text:p text:style-name="P44">Sends the <text:span text:style-name="T6">redraw</text:span> com<text:span text:style-name="T2">mand to redraw all desktops in the browser window. It is usually used to recover from severe errors.</text:span></text:p>
          </table:table-cell>
        </table:table-row>
      </table:table>
      <text:h text:style-name="Heading_20_3" text:outline-level="3">Pro<text:span text:style-name="T2">cess</text:span> Request at the Server</text:h>
      <text:p text:style-name="Text_20_body_20_indent">When an AU req<text:span text:style-name="T2">uest arrives at the server, it is packed as an instance of </text:span><text:span text:style-name="T7">org.zkoss.zk.au.AuRequest</text:span><text:span text:style-name="T2"> by associating with a command (</text:span><text:span text:style-name="T7">org.zkoss.zk.au.Command</text:span><text:span text:style-name="T2">). The command is responsible to process the associated request. ZK Update Engine doesn't assume anything but invoking the command's </text:span><text:span text:style-name="T7">process</text:span><text:span text:style-name="T2"> method. Up to the component developer, the command might then update the component's state, post an event or others when </text:span><text:span text:style-name="T7">process</text:span><text:span text:style-name="T2"> is invoked.</text:span></text:p>
      <text:h text:style-name="Heading_20_4" text:outline-level="4">Global and Com<text:span text:style-name="T2">ponent-specific Commands</text:span></text:h>
      <text:p text:style-name="Text_20_body_20_indent_20_2">There are two kinds of commands: global commands and component-specific commands. The global com<text:span text:style-name="T2">mands are available to all kind of components, while component-specific commands are available only to a particular kind of components. More precisely, global commands are maintained in a global map, while component-specific commands is maintained in an individual component.</text:span></text:p>
      <text:h text:style-name="Heading_20_5" text:outline-level="5">How to Identify a Com<text:span text:style-name="T2">mand</text:span></text:h>
      <text:p text:style-name="Text_20_body_20_indent_20_3">ZK takes two steps to look for the command for an AU request:</text:p>
      <text:list text:style-name="L6">
        <text:list-item>
          <text:p text:style-name="P48">ZK first check whether any component-specific command is defined for the command ID of the AU request. This is done by invoking the <text:span text:style-name="T6">getCommand</text:span> method of the <text:span text:style-name="T6">ComponentCtrl</text:span> interface.</text:p>
        </text:list-item>
        <text:list-item>
          <text:p text:style-name="P48">Then, ZK check whether any global command is defined for the command ID of the AU request, if no component-specific command is found. This is done by invoking the static method called <text:span text:style-name="T6">getCommand</text:span> of the <text:span text:style-name="T6">AuRequest</text:span> class.</text:p>
        </text:list-item>
      </text:list>
      <text:h text:style-name="Heading_20_5" text:outline-level="5">Built-in Com<text:span text:style-name="T2">mands</text:span></text:h>
      <text:p text:style-name="Text_20_body_20_indent_20_3">There are a lot of built-in AU responses such as <text:span text:style-name="T6">InputCommand</text:span>, <text:span text:style-name="T6">MouseCommand</text:span>, <text:span text:style-name="T6">KeyCommand</text:span> and so on in the <text:span text:style-name="T6">org.zkoss.zk.au.in</text:span> package. All of them are global commands. In other words, they are available to all components.</text:p>
      <text:p text:style-name="Text_20_body_20_indent_20_3">To minimize the development effort, use the built-in commands if possible.</text:p>
      <text:h text:style-name="Heading_20_4" text:outline-level="4">Develop Your Own Command</text:h>
      <text:p text:style-name="P22">If none of built-in command fulfills your requirement, you can develop your own command.</text:p>
      <text:h text:style-name="Heading_20_5" text:outline-level="5">Dev<text:span text:style-name="T2">elop Your Own Component-specific Command</text:span></text:h>
      <text:p text:style-name="Text_20_body_20_indent_20_3">First, you have to decide if the command is available to two or more different kinds of components. If it is unique to particular kind of components, you shall develop a component-specific command:</text:p>
      <text:list text:style-name="L7">
        <text:list-item>
          <text:p text:style-name="P49">Extend from <text:span text:style-name="T6">ComponentCommand</text:span> and implement the <text:span text:style-name="T6">process</text:span> method.</text:p>
        </text:list-item>
        <text:list-item>
          <text:p text:style-name="P49">Return the command when the getCommand method of the component is called.</text:p>
        </text:list-item>
      </text:list>
      <text:p text:style-name="Text_20_body_20_indent_20_3">For example,</text:p>
      <text:p text:style-name="Code_20_Indent_20_3">public class Sup<text:span text:style-name="T2">erButton extends AbstractComponent {</text:span></text:p>
      <text:p text:style-name="Code_20_Indent_20_3"><text:tab/>private static Command _flycmd = new <text:span text:style-name="T8">ComponentCommand</text:span>("onFly", 0) {</text:p>
      <text:p text:style-name="Code_20_Indent_20_3"><text:tab/><text:tab/>pro<text:span text:style-name="T2">tected</text:span> void process(AuRequest request) {</text:p>
      <text:p text:style-name="Code_20_Indent_20_3"><text:tab/><text:tab/><text:tab/>final SuperButton btn = (SuperButton)request.getComponent();</text:p>
      <text:p text:style-name="Code_20_Indent_20_3"><text:tab/><text:tab/><text:tab/>btn.doFly();</text:p>
      <text:p text:style-name="Code_20_Indent_20_3"><text:tab/><text:tab/><text:tab/>Events.postEvent(new Eve<text:span text:style-name="T2">nt(getId(), btn, request.getData()));</text:span><text:line-break/><text:tab/><text:tab/>}</text:p>
      <text:p text:style-name="Code_20_Indent_20_3"><text:tab/>}; //note: it won't register itself to the global map</text:p>
      <text:p text:style-name="Code_20_Indent_20_3"><text:tab/><text:tab/>//because it is extended from Com<text:span text:style-name="T2">ponentCommand)</text:span></text:p>
      <text:p text:style-name="Code_20_Indent_20_3"><text:tab/>public Command getCommand(String cmdId) {</text:p>
      <text:p text:style-name="Code_20_Indent_20_3"><text:tab/><text:tab/>return "fly".equals(cmdId) ? _flycmd: null;</text:p>
      <text:p text:style-name="Code_20_Indent_20_3"><text:tab/>}</text:p>
      <text:p text:style-name="Code_20_Indent_20_3"><text:tab/>void doFly() {</text:p>
      <text:p text:style-name="Code_20_Indent_20_3"><text:tab/><text:tab/>//whatever</text:p>
      <text:p text:style-name="Code_20_Indent_20_3"><text:tab/>}</text:p>
      <text:p text:style-name="Code_20_Indent_20_3">}</text:p>
      <text:h text:style-name="Heading_20_5" text:outline-level="5">Dev<text:span text:style-name="T2">elop Your Own Global Command</text:span></text:h>
      <text:p text:style-name="Text_20_body_20_indent_20_3"><text:span text:style-name="T2">If the command is available to two or more other kinds of components, you might consider to implement a global command</text:span><text:span text:style-name="T2"><text:note text:id="ftn12" text:note-class="footnote"><text:note-citation>12</text:note-citation><text:note-body><text:p text:style-name="Footnote">Of course, you can still imp<text:span text:style-name="T2">lement as component-specific – just return it in several implementations of the </text:span><text:span text:style-name="T7">getCommand</text:span><text:span text:style-name="T2"> method.</text:span></text:p></text:note-body></text:note></text:span><text:span text:style-name="T2">. Since it is available to all components, make sure the naming doesn't conflict with others.</text:span></text:p>
      <text:p text:style-name="Text_20_body_20_indent_20_3">A global command is extended from the <text:span text:style-name="T6">org.zkoss.zk.au.Command</text:span> class.</text:p>
      <text:p text:style-name="Code_20_Indent_20_3">class FlyCommand extends <text:span text:style-name="T8">Com</text:span><text:span text:style-name="T13">mand</text:span><text:span text:style-name="T2"> {</text:span></text:p>
      <text:p text:style-name="P31"><text:tab/>public FlyCommand(String id, int flags) {<text:line-break/><text:tab/><text:tab/>super(id, flags);</text:p>
      <text:p text:style-name="P31"><text:tab/>}</text:p>
      <text:p text:style-name="P31"><text:tab/>protected process(AuRequest request) {</text:p>
      <text:p text:style-name="Code_20_Indent_20_3"><text:tab/><text:tab/>final SuperButton btn = (SuperButton)request.getComponent();</text:p>
      <text:p text:style-name="Code_20_Indent_20_3"><text:tab/><text:tab/>btn.doFly();</text:p>
      <text:p text:style-name="P31"><text:tab/><text:tab/>Events.postEvent(new Event(getId(), btn, request.getData()));<text:line-break/><text:tab/>}</text:p>
      <text:p text:style-name="P31">}</text:p>
      <text:p text:style-name="Text_20_body_20_indent_20_3">Since it is global, you have to instantiate an instance at startup. A typical usage is to declare a static instance of a class. For example,</text:p>
      <text:p text:style-name="Code_20_Indent_20_3">public class SuperButton extends AbstractComponent {</text:p>
      <text:p text:style-name="Code_20_Indent_20_3"><text:tab/>sta<text:span text:style-name="T2">tic {</text:span></text:p>
      <text:p text:style-name="Code_20_Indent_20_3"><text:tab/><text:tab/>new FlyCommand("onFly", 0); //register itself automatically<text:line-break/><text:tab/>}</text:p>
      <text:p text:style-name="Code_20_Indent_20_3">...</text:p>
      <text:p text:style-name="P30">It is interesting to note you don't need to keep a reference to a global command. It is registered automatically as soon as it is instantiated.</text:p>
      <text:p text:style-name="P30">Also notice you must instantiate them in a class that will be loaded – the component's class is always loaded (if it is registered in <text:span text:style-name="T6">lang.xml</text:span> or <text:span text:style-name="T6">lang-addon.xml</text:span>).</text:p>
      <text:h text:style-name="Heading_20_5" text:outline-level="5">The <text:span text:style-name="T6">getExtraCtrl</text:span> Method</text:h>
      <text:p text:style-name="Text_20_body_20_indent_20_3">When imp<text:span text:style-name="T2">lementing a command, you can call any method you want. However, ZK introduces a special method to encapsulate the implementation to be invisible to application developers. This method is called </text:span><text:span text:style-name="T7">getExtraCtrl</text:span><text:span text:style-name="T2"> (in the </text:span><text:span text:style-name="T7">ComponentCtrl</text:span><text:span text:style-name="T2"> interface) – aka., </text:span><text:span text:style-name="T14">extra control</text:span><text:span text:style-name="T2">.</text:span></text:p>
      <text:p text:style-name="Code_20_Indent_20_3">public Object getExtraCtrl();</text:p>
      <text:p text:style-name="P50"><text:span text:style-name="T3">Not</text:span><text:span text:style-name="T4">e</text:span><text:span text:style-name="T2">: You don't have to follow this. First, it is simply a design pattern we use to implement components. Second, command related methods can be encapsulated well if you use only component-specific commands.</text:span></text:p>
      <text:p text:style-name="Text_20_body_20_indent_20_3">Here is how it use. Let us ass<text:span text:style-name="T2">ume you don't want </text:span><text:span text:style-name="T7">doFly</text:span><text:span text:style-name="T2"> to be accessed by applications. The easiest way is to declare it as private or protected and then implement it as a component-specific command as we did in the </text:span><text:span text:style-name="T4">Develop Your Own Component-specific Command</text:span><text:span text:style-name="T2"> section.</text:span></text:p>
      <text:p text:style-name="P30">However, what if <text:span text:style-name="T6">FlyCommand</text:span> has to be a global command? First, you can design an interface, say, <text:span text:style-name="T6">Flyable</text:span>.</text:p>
      <text:p text:style-name="Code_20_Indent_20_3">public int<text:span text:style-name="T2">erface Flyable {</text:span></text:p>
      <text:p text:style-name="P31"><text:tab/>public void doFly();</text:p>
      <text:p text:style-name="P31">}</text:p>
      <text:p text:style-name="Text_20_body_20_indent_20_3">Then, in the component implementation, we can do as follows.</text:p>
      <text:p text:style-name="Code_20_Indent_20_3">public class SuperButton extends AbstractComponent {</text:p>
      <text:p text:style-name="Code_20_Indent_20_3"><text:tab/>public Object newExtraCtrl() {</text:p>
      <text:p text:style-name="Code_20_Indent_20_3"><text:tab/><text:tab/>return new ExtraCtrl();</text:p>
      <text:p text:style-name="Code_20_Indent_20_3"><text:tab/>}</text:p>
      <text:p text:style-name="Code_20_Indent_20_3"><text:tab/>private void doFly() { //make it inaccessible</text:p>
      <text:p text:style-name="Code_20_Indent_20_3"><text:tab/><text:tab/>//whatever</text:p>
      <text:p text:style-name="Code_20_Indent_20_3"><text:tab/>}</text:p>
      <text:p text:style-name="Code_20_Indent_20_3"><text:tab/>private class ExtraCtrl imp<text:span text:style-name="T2">lements Flyable {</text:span></text:p>
      <text:p text:style-name="P31"><text:tab/><text:tab/>public void doFly() {</text:p>
      <text:p text:style-name="P31"><text:tab/><text:tab/><text:tab/>SuperButto.this.doFly();</text:p>
      <text:p text:style-name="P31"><text:tab/><text:tab/>}</text:p>
      <text:p text:style-name="P31"><text:tab/>}</text:p>
      <text:p text:style-name="P31">...</text:p>
      <text:p text:style-name="Text_20_body_20_indent_20_3">where we override <text:span text:style-name="T6">newExtraCtrl</text:span> rather than <text:span text:style-name="T6">getExtraCtrl</text:span>, since <text:span text:style-name="T6">getExtraCtrl </text:span>handles the lifecycle of the extra control and will invoke <text:span text:style-name="T6">newExtraCtrl</text:span> to instantiate the object.</text:p>
      <text:p text:style-name="Text_20_body_20_indent_20_3">Finally, you can implement <text:span text:style-name="T6">FlyCommand</text:span> this way:</text:p>
      <text:p text:style-name="Code_20_Indent_20_3">class FlyCommand extends <text:span text:style-name="T15">Com</text:span><text:span text:style-name="T16">mand</text:span><text:span text:style-name="T2"> {</text:span></text:p>
      <text:p text:style-name="P31"><text:tab/>public FlyCommand(String id, int flags) {<text:line-break/><text:tab/><text:tab/>super(id, flags);</text:p>
      <text:p text:style-name="P31"><text:tab/>}</text:p>
      <text:p text:style-name="P31"><text:tab/>protected process(AuRequest request) {</text:p>
      <text:p text:style-name="Code_20_Indent_20_3"><text:tab/><text:tab/>final Com<text:span text:style-name="T2">ponent comp</text:span> = request.getComponent();</text:p>
      <text:p text:style-name="Code_20_Indent_20_3"><text:tab/><text:tab/>if (com<text:span text:style-name="T2">p instanceof </text:span><text:span text:style-name="T13">Flyable</text:span><text:span text:style-name="T2">)</text:span></text:p>
      <text:p text:style-name="Code_20_Indent_20_3"><text:tab/><text:tab/><text:tab/>((Flyable)comp).<text:span text:style-name="T8">doFly</text:span>();</text:p>
      <text:p text:style-name="P31"><text:tab/><text:tab/>Events.postEvent(new Event(getId(), comp, request.getData()));</text:p>
      <text:p text:style-name="P31"><text:tab/>}</text:p>
      <text:p text:style-name="P31">}</text:p>
      <text:h text:style-name="Heading_20_3" text:outline-level="3">Pro<text:span text:style-name="T2">cess Smart Updates</text:span></text:h>
      <text:p text:style-name="P17">Handling the smart updates sent from the server is straightforward. Just declare a callback called <text:span text:style-name="T6">setAttr</text:span>. For example, assume the component type is <text:span text:style-name="T6">SuperButton</text:span>, then the <text:span text:style-name="T6">setAttr</text:span> callback is as follows.</text:p>
      <text:p text:style-name="Code_20_Indent">zkSuperButton.setAttr = fun<text:span text:style-name="T2">ction (cmp, name, value) {</text:span></text:p>
      <text:p text:style-name="P19"><text:tab/>if ("fly" == name) {</text:p>
      <text:p text:style-name="P19"><text:tab/><text:tab/>//whatever</text:p>
      <text:p text:style-name="P19"><text:tab/>}</text:p>
      <text:p text:style-name="P19"><text:tab/>return false;</text:p>
      <text:p text:style-name="P19">}</text:p>
      <text:p text:style-name="P17">The return value is whether you want the default behavior to take place, i.e., whether to update the attribute. More precisely, <text:span text:style-name="T6">zkau.setAttr(cmp, name, value)</text:span> will be called if <text:span text:style-name="T6">false</text:span> is returned.</text:p>
      <text:p text:style-name="P17">If you prefer to update the attribute first, you can invoke <text:span text:style-name="T6">zkau.setAttr</text:span> manually. For example,</text:p>
      <text:p text:style-name="Code_20_Indent">zkSuperButton.setAttr = fun<text:span text:style-name="T2">ction (cmp, name, value) {</text:span></text:p>
      <text:p text:style-name="P19"><text:tab/>if ("disabled" == name) {</text:p>
      <text:p text:style-name="P19"><text:tab/><text:tab/>zkau.setAttr(cmp, name, value); //update cmp.disabled first</text:p>
      <text:p text:style-name="P19"><text:tab/><text:tab/>//whatever</text:p>
      <text:p text:style-name="P19"><text:tab/><text:tab/>return true; //attribute has been updated</text:p>
      <text:p text:style-name="P19"><text:tab/>}</text:p>
      <text:p text:style-name="P19"><text:tab/>return false;</text:p>
      <text:p text:style-name="P19">}</text:p>
      <text:h text:style-name="Heading_20_4" text:outline-level="4">Smart Updates with Multiple Values<text:note text:id="ftn13" text:note-class="footnote"><text:note-citation>13</text:note-citation><text:note-body><text:p text:style-name="Footnote">Available in ZK 3.0.5 or later.</text:p></text:note-body></text:note></text:h>
      <text:p text:style-name="Text_20_body_20_indent_20_2">When imp<text:span text:style-name="T2">lementing a sophisticated component, you might want to pass multiple values (i.e., an array of values) to an attribute. At the server side, you invoke the </text:span><text:span text:style-name="T7">smartUpdateValues</text:span><text:span text:style-name="T2"> method. At the client, the </text:span><text:span text:style-name="T7">setAttr</text:span><text:span text:style-name="T2"> callback will be called with additional arguments. For example, at the server, you invoke</text:span></text:p>
      <text:p text:style-name="Code_20_Indent_20_2">smartUpdateValues("fly", new Str<text:span text:style-name="T2">ing[] {"low", "fast"});</text:span></text:p>
      <text:p text:style-name="Text_20_body_20_indent_20_2">Then, at the client, you can handle it as follows.</text:p>
      <text:p text:style-name="Code_20_Indent_20_2">zkSuperButton.setAttr = fun<text:span text:style-name="T2">ction (cmp, name, value1, value2) {</text:span></text:p>
      <text:p text:style-name="P37"><text:tab/>if ("fly" == name) {</text:p>
      <text:p text:style-name="P37"><text:tab/><text:tab/>fly(value1, value2);</text:p>
      <text:p text:style-name="P37">...</text:p>
      <text:p text:style-name="Tip"><text:span text:style-name="T3">JavaScript Tip</text:span>: You can use <text:span text:style-name="T6">arguments.length</text:span> to det<text:span text:style-name="T2">ermine how many arguments are passed.</text:span></text:p>
      <text:h text:style-name="Heading_20_3" text:outline-level="3">Pro<text:span text:style-name="T2">cess AU Responses</text:span></text:h>
      <text:p text:style-name="P17">There are many built-in responses you can use (in the <text:span text:style-name="T6">org.zkoss.zk.au.out</text:span> package). However, the <text:span text:style-name="T6">invoke</text:span> (<text:span text:style-name="T6">AuInvoke</text:span>) and <text:span text:style-name="T6">script</text:span> (<text:span text:style-name="T6">AuScript</text:span>) responses are almost all you need.</text:p>
      <text:h text:style-name="Heading_20_4" text:outline-level="4">The inv<text:span text:style-name="T2">oke Response</text:span></text:h>
      <text:p text:style-name="P22">The <text:span text:style-name="T6">invoke</text:span> response is used to invoke a callback. For example, you can send an AU response at the server as follows.</text:p>
      <text:p text:style-name="Code_20_Indent_20_2">public void fly() {<text:line-break/><text:tab/>response("ctrl", new AuInvoke(this, "fly", "low", "fast"));<text:line-break/>}</text:p>
      <text:p text:style-name="Text_20_body_20_indent_20_2">Then, at the client, the following callback will be called.</text:p>
      <text:p text:style-name="Code_20_Indent_20_2">zkSuperButton.fly = function (cmp, height, speed) {<text:line-break/><text:tab/>//whatever</text:p>
      <text:p text:style-name="Code_20_Indent_20_2">}</text:p>
      <text:p text:style-name="Tip"><text:span text:style-name="T3">Tip</text:span>: <text:span text:style-name="T2">As shown above, we can use a AU response and a smart update to do the similar task (</text:span><text:span text:style-name="T7">fly</text:span><text:span text:style-name="T2"> in this example). But, there is a difference: the AU response is sent even if the component is invalidated, while the smart update won't.</text:span></text:p>
      <text:p text:style-name="P51">Thus, if the <text:span text:style-name="T6">init</text:span> callback will handle everything, the smart update shall be used (otherwise, you will do it twice when it is invalidated).</text:p>
      <text:h text:style-name="Heading_20_4" text:outline-level="4">The scr<text:span text:style-name="T2">ipt Response</text:span></text:h>
      <text:p text:style-name="P22">The <text:span text:style-name="T6">script</text:span> response is used to execute any JavaScript codes at the client, not just the callbacks. For example,</text:p>
      <text:p text:style-name="Code_20_Indent_20_2">public void fly() {</text:p>
      <text:p text:style-name="Code_20_Indent_20_2"><text:tab/>res<text:span text:style-name="T2">ponse("ctrl",</text:span></text:p>
      <text:p text:style-name="P37"><text:tab/><text:tab/>new AuScript(this, "zkSuperButton.fly('" + getUuid() + "','low','fast')"));</text:p>
      <text:p text:style-name="P37">}</text:p>
      <text:p text:style-name="P22">Since the JavaScript codes are hardcoded, it is sometimes not easy to support multiple molds. For example, assume you want to use the same Java class to implement another mold. Then, the JavaScript codes that implements fly might be different. So, you might have to do as follows.</text:p>
      <text:p text:style-name="Code_20_Indent_20_2">public void fly() {</text:p>
      <text:p text:style-name="Code_20_Indent_20_2"><text:tab/>res<text:span text:style-name="T2">ponse("ctrl",</text:span></text:p>
      <text:p text:style-name="P37"><text:tab/><text:tab/>new AuScript(this,</text:p>
      <text:p text:style-name="P37"><text:tab/><text:tab/><text:tab/>("SuperButton".equals(getMold()) ? "zkSuperButton": "zkGiantButton")</text:p>
      <text:p text:style-name="P37"><text:tab/><text:tab/><text:tab/>+ ".fly('" + getUuid() + "','low','fast')"));</text:p>
      <text:p text:style-name="P37">}</text:p>
      <text:p text:style-name="P22">On the other hand, if you use the <text:span text:style-name="T6">invoke</text:span> response, you can have the same response but define a different component type, say <text:span text:style-name="T6">GiantButton</text:span>. Then, you don't modify Java class. Rather, provide another callback:</text:p>
      <text:p text:style-name="Code_20_Indent_20_2">zkGiantButton.fly = function (cmp, height, speed) {<text:line-break/><text:tab/>//whatever</text:p>
      <text:p text:style-name="P37">}</text:p>
      <text:p text:style-name="P22">In general, the <text:span text:style-name="T6">invoke</text:span> response is recommended if applicable.</text:p>
      <text:h text:style-name="Heading_20_4" text:outline-level="4">Dev<text:span text:style-name="T2">elop Your</text:span> Own AU Responses</text:h>
      <text:p text:style-name="P22">Unlike the AU request's commands, you rarely need to develop your own AU response since the <text:span text:style-name="T6">invoke</text:span> response can serve almost everything. However, if you prefer to provide your own response, you can follow the instructions described in this section.</text:p>
      <text:p text:style-name="P22">First, you have to implement a Java class extending from the <text:span text:style-name="T6">org.zkoss.zk.au.AuResponse</text:span> class.</text:p>
      <text:p text:style-name="Code_20_Indent_20_2">public AuFly extends AuResponse {</text:p>
      <text:p text:style-name="Code_20_Indent_20_2"><text:tab/>public AuFly(SuperButton com<text:span text:style-name="T2">p,</text:span> String height, Str<text:span text:style-name="T2">ing speed) {</text:span></text:p>
      <text:p text:style-name="P37"><text:tab/><text:tab/>super("fly", comp, new String[] {<text:span text:style-name="T8">comp.getUuid()</text:span>, height, speed});</text:p>
      <text:p text:style-name="P37"><text:tab/>}</text:p>
      <text:p text:style-name="P37">}</text:p>
      <text:p text:style-name="P22">where <text:span text:style-name="T6">"fly"</text:span> is the response name, and the third argument (<text:span text:style-name="T6">String[]</text:span>) of AuResponse's constructor will be passed to the client. The response name must be unique. The third argument is called the response data.</text:p>
      <text:p text:style-name="P22">Then, at the client side, you shall provide a method called <text:span text:style-name="T6">zkau.cmd1.fly</text:span> to handle it.</text:p>
      <text:p text:style-name="Code_20_Indent_20_2">zkau.cmd1.fly = fun<text:span text:style-name="T2">ction (</text:span><text:span text:style-name="T13">uuid</text:span><text:span text:style-name="T2">, </text:span><text:span text:style-name="T13">cmp</text:span><text:span text:style-name="T2">, height, speed) {</text:span></text:p>
      <text:p text:style-name="P37"><text:tab/>//whatever</text:p>
      <text:p text:style-name="P37">}</text:p>
      <text:p text:style-name="Text_20_body_20_indent_20_2">There are two set of res<text:span text:style-name="T2">ponse handlers: </text:span><text:span text:style-name="T7">zkau.cmd0</text:span><text:span text:style-name="T2"> and </text:span><text:span text:style-name="T7">zkau.cmd1</text:span><text:span text:style-name="T2">. </text:span><text:span text:style-name="T7">zkau.cmd0</text:span><text:span text:style-name="T2"> is used to handle responses that are applied to the whole browser window, while </text:span><text:span text:style-name="T7">zkau.cmd1</text:span><text:span text:style-name="T2"> is for individual component.</text:span></text:p>
      <text:p text:style-name="P22">If <text:span text:style-name="T6">zkau.cmd1</text:span> is overridden, the first element of the response data must be the component UUID (<text:span text:style-name="T6">comp.getUuid()</text:span> in the above example). Then, ZK Client Engine will convert it to a reference to a component, and then invoke the response's handler with UUID and the reference as the first two arguments (refer to <text:span text:style-name="T6">zkau.cmd.fly</text:span> in the above example).</text:p>
      <text:h text:style-name="Heading_20_2" text:outline-level="2">JavaScript Utilities</text:h>
      <text:p text:style-name="Text_20_body">To be added.</text:p>
      <text:h text:style-name="Heading_20_1" text:outline-level="1">4. Configuration</text:h>
      <text:p text:style-name="Text_20_body">The con<text:span text:style-name="T2">figuration provides the component definitions that can be accessed by ZK applications. There are two types of configuration: the language definition and the language addon. The language definition is used to define a new language (such as </text:span><text:span text:style-name="T7">xul/html</text:span><text:span text:style-name="T2">, </text:span><text:span text:style-name="T7">xhtml</text:span><text:span text:style-name="T2">, and </text:span><text:span text:style-name="T7">xml</text:span><text:span text:style-name="T2">), while the language addon enhances an existent language. The syntax are very similar and we will discuss the language addon first.</text:span></text:p>
      <text:h text:style-name="Heading_20_2" text:outline-level="2">Language Addon</text:h>
      <text:p text:style-name="Text_20_body">The language add<text:span text:style-name="T2">on is a XML file providing the component definitions and other language features.</text:span></text:p>
      <text:h text:style-name="Heading_20_3" text:outline-level="3">Location of the Language Add<text:span text:style-name="T2">on</text:span></text:h>
      <text:p text:style-name="P17">Location of the language addon depends on how you pack your component definitions: JAR or WAR.</text:p>
      <text:h text:style-name="Heading_20_4" text:outline-level="4">Location in a JAR File</text:h>
      <text:p text:style-name="Text_20_body_20_indent_20_2">If you pack the component definition(s) in a JAR file, the language addon must be named <text:span text:style-name="T6">lang-addon.xml</text:span> and placed at the <text:span text:style-name="T6">/metainfo/zk</text:span> directory accessible by the classpath.</text:p>
      <text:h text:style-name="Heading_20_4" text:outline-level="4">Location in a WAR File</text:h>
      <text:p text:style-name="Text_20_body_20_indent_20_2">If you pack the component definition(s) in a WAR file, you can specify the path of the XML file in <text:span text:style-name="T6">/WEB-INF/zk.xml</text:span>. For example, let us assume the path of the XML file is <text:span text:style-name="T6">/WEB-INF/zk/lang-addon.xml</text:span>, then specify the following in <text:span text:style-name="T6">/WEB-INF/zk.xml</text:span>. You can specify multiple language addons.</text:p>
      <text:p text:style-name="Code_20_Indent_20_2">&lt;language-config&gt;</text:p>
      <text:p text:style-name="Code_20_Indent_20_2"><text:tab/>&lt;addon-uri&gt;/WEB-INF/zk/lang-addon.xml&lt;/addon-uri&gt;</text:p>
      <text:p text:style-name="Code_20_Indent_20_2">&lt;/language-config&gt;</text:p>
      <text:h text:style-name="Heading_20_3" text:outline-level="3">A Sample of the Language Add<text:span text:style-name="T2">on</text:span></text:h>
      <text:p text:style-name="P17">Here is a sample of the language addon (ZK FCKeditor).</text:p>
      <text:p text:style-name="Code_20_Indent">&lt;language-addon&gt;</text:p>
      <text:p text:style-name="Code_20_Indent"><text:tab/>&lt;addon-name&gt;fckez&lt;/addon-name&gt;</text:p>
      <text:p text:style-name="Code_20_Indent"/>
      <text:p text:style-name="Code_20_Indent"><text:tab/>&lt;version&gt;</text:p>
      <text:p text:style-name="Code_20_Indent"><text:tab/><text:tab/>&lt;version-class&gt;org.zkforge.fckez.Version&lt;/version-class&gt;</text:p>
      <text:p text:style-name="Code_20_Indent"><text:tab/><text:tab/>&lt;version-uid&gt;2.5.1_1&lt;/version-uid&gt;</text:p>
      <text:p text:style-name="Code_20_Indent"><text:tab/><text:tab/>&lt;zk-version&gt;2.4.0&lt;/zk-version&gt;&lt;!-- or later →</text:p>
      <text:p text:style-name="Code_20_Indent"><text:tab/>&lt;/version&gt;</text:p>
      <text:p text:style-name="Code_20_Indent"/>
      <text:p text:style-name="Code_20_Indent"><text:tab/>&lt;language-name&gt;xul/html&lt;/language-name&gt;</text:p>
      <text:p text:style-name="Code_20_Indent"><text:tab/></text:p>
      <text:p text:style-name="Code_20_Indent"><text:tab/>&lt;javascript-module name="fckez.fckez" version="2.5.1_1"/&gt;</text:p>
      <text:p text:style-name="Code_20_Indent"><text:tab/></text:p>
      <text:p text:style-name="Code_20_Indent"><text:tab/>&lt;zscript&gt;</text:p>
      <text:p text:style-name="Code_20_Indent"><text:tab/>import org.zkforge.fckez.*;</text:p>
      <text:p text:style-name="Code_20_Indent"><text:tab/>&lt;/zscript&gt;</text:p>
      <text:p text:style-name="Code_20_Indent"/>
      <text:p text:style-name="Code_20_Indent"><text:tab/>&lt;component&gt;</text:p>
      <text:p text:style-name="Code_20_Indent"><text:tab/><text:tab/>&lt;component-name&gt;fckeditor&lt;/component-name&gt;</text:p>
      <text:p text:style-name="Code_20_Indent"><text:tab/><text:tab/>&lt;component-class&gt;org.zkforge.fckez.FCKeditor&lt;/component-class&gt;</text:p>
      <text:p text:style-name="Code_20_Indent"><text:tab/><text:tab/>&lt;mold&gt;</text:p>
      <text:p text:style-name="Code_20_Indent"><text:tab/><text:tab/><text:tab/>&lt;mold-name&gt;default&lt;/mold-name&gt;</text:p>
      <text:p text:style-name="Code_20_Indent"><text:tab/><text:tab/><text:tab/>&lt;mold-uri&gt;~./fckez/fckeditor.dsp&lt;/mold-uri&gt;</text:p>
      <text:p text:style-name="Code_20_Indent"><text:tab/><text:tab/>&lt;/mold&gt;</text:p>
      <text:p text:style-name="Code_20_Indent"><text:tab/>&lt;/component&gt;</text:p>
      <text:p text:style-name="Code_20_Indent">&lt;/language-addon&gt;</text:p>
      <text:h text:style-name="Heading_20_3" text:outline-level="3">Headers of the Language Add<text:span text:style-name="T2">on</text:span></text:h>
      <text:p text:style-name="P17">The headers of the language addon specifies the name of the addon, the language to addon, and so on.</text:p>
      <text:h text:style-name="Heading_20_4" text:outline-level="4">The <text:span text:style-name="T7">addon-name</text:span><text:span text:style-name="T2"> Element</text:span></text:h>
      <text:p text:style-name="P22">[Required]</text:p>
      <text:p text:style-name="Code_20_Indent_20_2">&lt;addon-name&gt;<text:span text:style-name="T5">name</text:span><text:span text:style-name="T10">&lt;/addon-name&gt;</text:span></text:p>
      <text:p text:style-name="P28">Specifies the unique name of the language addon.</text:p>
      <text:h text:style-name="Heading_20_4" text:outline-level="4">The <text:span text:style-name="T6">depends</text:span> Element</text:h>
      <text:p text:style-name="Text_20_body_20_indent_20_2">[Opt<text:span text:style-name="T2">ional]</text:span></text:p>
      <text:p text:style-name="Code_20_Indent_20_2">&lt;depends&gt;<text:span text:style-name="T5">another1</text:span>, <text:span text:style-name="T5">another2</text:span>&lt;/depends&gt;</text:p>
      <text:p text:style-name="P22">Specifies a list of the names of other addons, which this addon depends on. If specified, this addon won't be loaded until all depended addons are loaded. If not specified, the loading sequence is unpredictable.</text:p>
      <text:h text:style-name="Heading_20_4" text:outline-level="4">The <text:span text:style-name="T6">language-name</text:span> Element</text:h>
      <text:p text:style-name="Text_20_body_20_indent_20_2">[Req<text:span text:style-name="T2">uired]</text:span></text:p>
      <text:p text:style-name="Code_20_Indent_20_2">&lt;language-name&gt;xul/html&lt;/language-name&gt;</text:p>
      <text:p text:style-name="P22">Specified the language that this addon shall be added to.</text:p>
      <text:h text:style-name="Heading_20_4" text:outline-level="4">The <text:span text:style-name="T6">verson</text:span> Element</text:h>
      <text:p text:style-name="Text_20_body_20_indent_20_2">[Optional<text:note text:id="ftn14" text:note-class="footnote"><text:note-citation>14</text:note-citation><text:note-body><text:p text:style-name="Footnote">It is req<text:span text:style-name="T2">uired for ZK 3.0.4 and prior.</text:span></text:p></text:note-body></text:note><text:span text:style-name="T2">]</text:span></text:p>
      <text:p text:style-name="Code_20_Indent_20_2">&lt;version&gt;</text:p>
      <text:p text:style-name="Code_20_Indent_20_2"><text:tab/>&lt;version-class&gt;org.zkforge.fckez.Version&lt;/version-class&gt;</text:p>
      <text:p text:style-name="Code_20_Indent_20_2"><text:tab/>&lt;version-uid&gt;2.5.1_1&lt;/version-uid&gt;</text:p>
      <text:p text:style-name="Code_20_Indent_20_2"><text:tab/>&lt;zk-version&gt;2.4.0&lt;/zk-version&gt;&lt;!-- or later →</text:p>
      <text:p text:style-name="Code_20_Indent_20_2">&lt;/version&gt;</text:p>
      <text:p text:style-name="Text_20_body_20_indent_20_2">There are two par<text:span text:style-name="T2">ts: addon version and ZK version. Addon version is specified in </text:span><text:span text:style-name="T7">version-uid</text:span><text:span text:style-name="T2"> element. In certain environments, it is possible to have several versions of JAR file containing the same set of component definitions</text:span><text:span text:style-name="T2"><text:note text:id="ftn15" text:note-class="footnote"><text:note-citation>15</text:note-citation><text:note-body><text:p text:style-name="Footnote">For example, you might have an older version in WEB-INF/lib, and a newer version in shared/lib.</text:p></text:note-body></text:note></text:span><text:span text:style-name="T2">. To ensure the correct XML file is loaded, you have to specify a class carrying the version. The class must have a static data member called UID as shown below.</text:span></text:p>
      <text:p text:style-name="Code_20_Indent_20_2">public class Version {</text:p>
      <text:p text:style-name="Code_20_Indent_20_2"><text:tab/>public static final String UID = "2.5.1_1";</text:p>
      <text:p text:style-name="Code_20_Indent_20_2">}</text:p>
      <text:p text:style-name="P22">Then, ZK will compare <text:span text:style-name="T6">UID</text:span> with the value specified in <text:span text:style-name="T6">version-uid</text:span>, and the addon is ignored if not matched – it means the XML file is <text:span text:style-name="T5">not</text:span><text:span text:style-name="T10"> from the same JAR file being loaded</text:span>.</text:p>
      <text:p text:style-name="P22">ZK Version that this addon requires is specified in the <text:span text:style-name="T6">zk-version</text:span> element. The addon is ignored if ZK installed is an older version.</text:p>
      <text:h text:style-name="Heading_20_4" text:outline-level="4">The <text:span text:style-name="T6">javascript-module</text:span> Element</text:h>
      <text:p text:style-name="Text_20_body_20_indent_20_2">[Opt<text:span text:style-name="T2">ional]</text:span></text:p>
      <text:p text:style-name="Code_20_Indent_20_2">&lt;javascript-module name="fckez.fckez" version="2.5.1_1"/&gt;</text:p>
      <text:p text:style-name="P22">Specifies the version of JavaScript codes that will run at the client. If specified, ZK will mangle the URL of JavaScript files with the version, such that the browsers won't use the wrong cached version. It is recommended to change the version each time you deliver a new version of your components (so JavaScript files with the most update version will be loaded by the browser).</text:p>
      <text:h text:style-name="Heading_20_3" text:outline-level="3">Comp<text:span text:style-name="T2">onent Definitions</text:span></text:h>
      <text:p text:style-name="P17">There are two kinds components: macro and primitive components. By macro we mean to implement a component based on a ZUML page. By primitive we mean to implement the <text:span text:style-name="T6">Component</text:span> interface (actually extending from <text:span text:style-name="T6">AbstractComponent</text:span>, <text:span text:style-name="T6">HtmlBasedComponent</text:span> and others). This guide focuses on the implementation of primitive components. For implementation of macro components, refer to the <text:span text:style-name="T3">Developer's Guide</text:span>.</text:p>
      <text:h text:style-name="Heading_20_4" text:outline-level="4">Define a Primitive Component</text:h>
      <text:p text:style-name="Code_20_Indent_20_2">&lt;component&gt;</text:p>
      <text:p text:style-name="Code_20_Indent_20_2"><text:tab/>&lt;component-name&gt;fckeditor&lt;/component-name&gt;</text:p>
      <text:p text:style-name="Code_20_Indent_20_2"><text:tab/>&lt;component-class&gt;org.zkforge.fckez.FCKeditor&lt;/component-class&gt;</text:p>
      <text:p text:style-name="Code_20_Indent_20_2"><text:tab/>&lt;mold&gt;</text:p>
      <text:p text:style-name="Code_20_Indent_20_2"><text:tab/><text:tab/>&lt;mold-name&gt;default&lt;/mold-name&gt;</text:p>
      <text:p text:style-name="Code_20_Indent_20_2"><text:tab/><text:tab/>&lt;mold-uri&gt;~./fckez/fckeditor.dsp&lt;/mold-uri&gt;</text:p>
      <text:p text:style-name="Code_20_Indent_20_2"><text:tab/>&lt;/mold&gt;</text:p>
      <text:p text:style-name="Code_20_Indent_20_2">&lt;/component&gt;</text:p>
      <text:h text:style-name="Heading_20_5" text:outline-level="5">The <text:span text:style-name="T6">component-class</text:span> Element</text:h>
      <text:p text:style-name="Text_20_body_20_indent_20_3">[Required]</text:p>
      <text:p text:style-name="Text_20_body_20_indent_20_3">Spe<text:span text:style-name="T2">cifies the implementation class of this kind of components.</text:span></text:p>
      <text:h text:style-name="Heading_20_5" text:outline-level="5">The <text:span text:style-name="T6">component-name</text:span> Element</text:h>
      <text:p text:style-name="Text_20_body_20_indent_20_3">[Required]</text:p>
      <text:p text:style-name="Text_20_body_20_indent_20_3">Specifies the component name. If an existent component is defined with the same name, the existent component is completely invisible in this page.</text:p>
      <text:h text:style-name="Heading_20_5" text:outline-level="5">The <text:span text:style-name="T6">mold</text:span> Element</text:h>
      <text:p text:style-name="Text_20_body_20_indent_20_3">[Opt<text:span text:style-name="T2">ional]</text:span></text:p>
      <text:p text:style-name="Code_20_Indent_20_3">&lt;mold&gt;</text:p>
      <text:p text:style-name="Code_20_Indent_20_3"><text:tab/>&lt;mold-name&gt;default&lt;/mold-name&gt;</text:p>
      <text:p text:style-name="Code_20_Indent_20_3"><text:tab/>&lt;mold-uri&gt;~./fckez/fckeditor.dsp&lt;/mold-uri&gt;</text:p>
      <text:p text:style-name="Code_20_Indent_20_3">&lt;/mold&gt;</text:p>
      <text:p text:style-name="Text_20_body_20_indent_20_3">Spe<text:span text:style-name="T2">cifies a mold. You can have any number of molds for one component definition.</text:span></text:p>
      <text:h text:style-name="Heading_20_5" text:outline-level="5">The <text:span text:style-name="T6">mold-name</text:span> Element</text:h>
      <text:p text:style-name="Text_20_body_20_indent_20_3">[Required if <text:span text:style-name="T6">mold</text:span> is specified]</text:p>
      <text:p text:style-name="Text_20_body_20_indent_20_3">Specified <text:span text:style-name="T2">the mold name. The default mold shall be named as </text:span><text:span text:style-name="T7">default</text:span><text:span text:style-name="T2">.</text:span></text:p>
      <text:h text:style-name="Heading_20_5" text:outline-level="5">The <text:span text:style-name="T6">mold-uri</text:span> Element</text:h>
      <text:p text:style-name="Text_20_body_20_indent_20_3">[Required if <text:span text:style-name="T6">mold</text:span> is specified][EL is allowed]</text:p>
      <text:p text:style-name="Text_20_body_20_indent_20_3">Spe<text:span text:style-name="T2">cifies the mold URI.</text:span></text:p>
      <text:h text:style-name="Heading_20_5" text:outline-level="5">The <text:span text:style-name="T6">text-as</text:span> Element</text:h>
      <text:p text:style-name="Text_20_body_20_indent_20_3">[Opt<text:span text:style-name="T2">ional]</text:span></text:p>
      <text:p text:style-name="P30">Specifies a property name that the text inside the element in the ZUL file will be assigned to. For example, <text:span text:style-name="T6">comboitem</text:span> declares <text:span text:style-name="T6">text-as</text:span> as follows.</text:p>
      <text:p text:style-name="Code_20_Indent_20_3">&lt;component&gt;</text:p>
      <text:p text:style-name="Code_20_Indent_20_3"><text:tab/>&lt;component-name&gt;comboitem&lt;/component-name&gt;</text:p>
      <text:p text:style-name="Code_20_Indent_20_3"><text:tab/>&lt;text-as&gt;content&lt;/text-as&gt;</text:p>
      <text:p text:style-name="Code_20_Indent_20_3">...</text:p>
      <text:p text:style-name="P30">Then, the following ZUL fragment</text:p>
      <text:p text:style-name="Code_20_Indent_20_3">&lt;comboitem&gt;This is the text ass<text:span text:style-name="T2">igned to the content property&lt;/comboitem&gt;</text:span></text:p>
      <text:p text:style-name="P30">is equivalent to</text:p>
      <text:p text:style-name="Code_20_Indent_20_3">&lt;comboitem content="This is the text ass<text:span text:style-name="T2">igned to the content property"/&gt;</text:span></text:p>
      <text:h text:style-name="Heading_20_5" text:outline-level="5">The <text:span text:style-name="T6">custom-attribute</text:span> Element</text:h>
      <text:p text:style-name="Text_20_body_20_indent_20_3">[Opt<text:span text:style-name="T2">ional]</text:span></text:p>
      <text:p text:style-name="Code_20_Indent_20_3">&lt;custom-attribute&gt;</text:p>
      <text:p text:style-name="Code_20_Indent_20_3"><text:tab/>&lt;attribute-name<text:span text:style-name="T5">&gt;my.attr&lt;/</text:span>attribute-name&gt;</text:p>
      <text:p text:style-name="Code_20_Indent_20_3"><text:tab/>&lt;attribute-value<text:span text:style-name="T5">&gt;my value&lt;/</text:span>attribute-value&gt;</text:p>
      <text:p text:style-name="Code_20_Indent_20_3">&lt;/custom-attribute&gt;</text:p>
      <text:p text:style-name="Text_20_body_20_indent_20_3"><text:span text:style-name="T2">Specifies an attribute in the component scope. In other words, the </text:span><text:span text:style-name="T7">setAttribute</text:span><text:span text:style-name="T2"> method of the </text:span><text:span text:style-name="T7">Component</text:span><text:span text:style-name="T2"> interface will be called to store the attribute.</text:span></text:p>
      <text:h text:style-name="Heading_20_5" text:outline-level="5">The <text:span text:style-name="T6">pro</text:span><text:span text:style-name="T7">perty</text:span> Element</text:h>
      <text:p text:style-name="Text_20_body_20_indent_20_3">[Opt<text:span text:style-name="T2">ional]</text:span></text:p>
      <text:p text:style-name="Code_20_Indent_20_3">&lt;property&gt;</text:p>
      <text:p text:style-name="Code_20_Indent_20_3"><text:tab/>&lt;property-name&gt;<text:span text:style-name="T5">border</text:span>&lt;/property-name&gt;</text:p>
      <text:p text:style-name="Code_20_Indent_20_3"><text:tab/>&lt;property-value&gt;<text:span text:style-name="T5">blue</text:span>&lt;/property-value&gt;</text:p>
      <text:p text:style-name="Code_20_Indent_20_3">&lt;/property&gt;</text:p>
      <text:p text:style-name="Text_20_body_20_indent_20_3">Spe<text:span text:style-name="T2">cifies a property to initialize. For example, assume the property name is </text:span><text:span text:style-name="T7">border</text:span><text:span text:style-name="T2">, then the </text:span><text:span text:style-name="T7">setBorder</text:span><text:span text:style-name="T2"> method will be called to set the value specified in </text:span><text:span text:style-name="T7">property-value</text:span><text:span text:style-name="T2">.</text:span></text:p>
      <text:h text:style-name="Heading_20_5" text:outline-level="5">The <text:span text:style-name="T6">ann</text:span><text:span text:style-name="T7">otation</text:span> Element</text:h>
      <text:p text:style-name="Text_20_body_20_indent_20_3">[Opt<text:span text:style-name="T2">ional]</text:span></text:p>
      <text:p text:style-name="Code_20_Indent_20_3">&lt;annotation&gt;</text:p>
      <text:p text:style-name="Code_20_Indent_20_3"><text:tab/>&lt;annotation-name&gt;&lt;/annotation-name&gt;</text:p>
      <text:p text:style-name="Code_20_Indent_20_3"><text:tab/>&lt;property-name&gt;&lt;/property-name&gt;</text:p>
      <text:p text:style-name="Code_20_Indent_20_3"><text:tab/>&lt;attribute&gt;</text:p>
      <text:p text:style-name="Code_20_Indent_20_3"><text:tab/><text:tab/>&lt;attribute-name&gt;&lt;/attribute-name&gt;</text:p>
      <text:p text:style-name="Code_20_Indent_20_3"><text:tab/><text:tab/>&lt;attribute-value&gt;&lt;/attribute-value&gt;</text:p>
      <text:p text:style-name="Code_20_Indent_20_3"><text:tab/>&lt;/attribute&gt;</text:p>
      <text:p text:style-name="Code_20_Indent_20_3"><text:tab/>&lt;attribute&gt;</text:p>
      <text:p text:style-name="Code_20_Indent_20_3"><text:tab/><text:tab/>&lt;attribute-name&gt;&lt;/attribute-name&gt;</text:p>
      <text:p text:style-name="Code_20_Indent_20_3"><text:tab/><text:tab/>&lt;attribute-value&gt;&lt;/attribute-value&gt;</text:p>
      <text:p text:style-name="Code_20_Indent_20_3"><text:tab/>&lt;/attribute&gt;</text:p>
      <text:p text:style-name="Code_20_Indent_20_3">&lt;/annotation&gt;</text:p>
      <text:p text:style-name="Text_20_body_20_indent_20_3">Spe<text:span text:style-name="T2">cifies an annotation to the component definition. It can be accessed by the </text:span><text:span text:style-name="T7">getAnnotationMap</text:span><text:span text:style-name="T2"> method of the </text:span><text:span text:style-name="T7">ComponentDefinition</text:span><text:span text:style-name="T2"> interface.</text:span></text:p>
      <text:h text:style-name="Heading_20_4" text:outline-level="4">Define a Macro Component</text:h>
      <text:p text:style-name="Code_20_Indent_20_2">&lt;component&gt;</text:p>
      <text:p text:style-name="Code_20_Indent_20_2"><text:tab/>&lt;component-name&gt;mycomp&lt;/component-name&gt;</text:p>
      <text:p text:style-name="Code_20_Indent_20_2"><text:tab/>&lt;component-class&gt;com.mine.Mycomp&lt;/component-class&gt;</text:p>
      <text:p text:style-name="Code_20_Indent_20_2"><text:tab/>&lt;macro-uri&gt;~./mine/mycomp.zul&lt;/macro-uri&gt;</text:p>
      <text:p text:style-name="Code_20_Indent_20_2">&lt;/component&gt;</text:p>
      <text:p text:style-name="P22">The syntax of a macro definition is similar to the definition of the primitive component, except</text:p>
      <text:list text:style-name="L8">
        <text:list-item>
          <text:p text:style-name="P52"><text:span text:style-name="T6">mold</text:span> is not allowed</text:p>
        </text:list-item>
        <text:list-item>
          <text:p text:style-name="P52"><text:span text:style-name="T6">macro-uri</text:span> is required to specify the template (a ZUML file) used to generate the macro component</text:p>
        </text:list-item>
      </text:list>
      <text:h text:style-name="Heading_20_5" text:outline-level="5">The <text:span text:style-name="T6">macro-uri</text:span> Element</text:h>
      <text:p text:style-name="Text_20_body_20_indent_20_3">[Required][EL is <text:span text:style-name="T5">not</text:span> allowed]</text:p>
      <text:p text:style-name="Text_20_body_20_indent_20_3">Spe<text:span text:style-name="T2">cifies the URI of the ZUML page, which is used as the template to create the macro component.</text:span></text:p>
      <text:h text:style-name="Heading_20_5" text:outline-level="5">The <text:span text:style-name="T6">inline</text:span> Element</text:h>
      <text:p text:style-name="Text_20_body_20_indent_20_3">[Optional][Default: <text:span text:style-name="T6">false</text:span>][EL is <text:span text:style-name="T5">not</text:span> allowed]</text:p>
      <text:p text:style-name="Code_20_Indent_20_3">&lt;inline&gt;true&lt;/inline&gt;</text:p>
      <text:p text:style-name="P30">Specifies whether this is an inline macro component.</text:p>
      <text:h text:style-name="Heading_20_4" text:outline-level="4">Ext<text:span text:style-name="T2">end from Existent Component</text:span></text:h>
      <text:p text:style-name="Code_20_Indent_20_2">&lt;component&gt;</text:p>
      <text:p text:style-name="Code_20_Indent_20_2"><text:tab/>&lt;component-name&gt;funnybutton&lt;/component-name&gt;</text:p>
      <text:p text:style-name="Code_20_Indent_20_2"><text:tab/>&lt;extends&gt;button&lt;/extends&gt;</text:p>
      <text:p text:style-name="Code_20_Indent_20_2">&lt;/component&gt;</text:p>
      <text:p text:style-name="Text_20_body_20_indent_20_2">In add<text:span text:style-name="T2">ition to define a new component, you can extend from the existent one. By extending, it inherits all properties such the as component class, molds and so on. You can override any element you want. The syntax is the same, but they are optional except the </text:span><text:span text:style-name="T7">component-name</text:span><text:span text:style-name="T2"> and </text:span><text:span text:style-name="T7">extends</text:span><text:span text:style-name="T2"> element.</text:span></text:p>
      <text:h text:style-name="Heading_20_5" text:outline-level="5">extends</text:h>
      <text:p text:style-name="Text_20_body_20_indent_20_3">[Required]</text:p>
      <text:p text:style-name="Text_20_body_20_indent_20_3">Specifies the name of the component definition to extend from (aka., extendee). If spe<text:span text:style-name="T2">cified, the extendee's definition will be loaded to initialize the new component definition. In other words, it </text:span><text:span text:style-name="T14">extends</text:span><text:span text:style-name="T2"> the existent definition instead of defining a brand-new one.</text:span></text:p>
      <text:h text:style-name="Heading_20_2" text:outline-level="2">Language Def<text:span text:style-name="T2">inition</text:span></text:h>
      <text:p text:style-name="P16">The language definition is a XML file definition a new language, which includes component definitions and other language features.</text:p>
      <text:p text:style-name="P16">The syntax of the language definition is similar to the language addon except the location and the headers are a bit different.</text:p>
      <text:h text:style-name="Heading_20_3" text:outline-level="3">Location of the Language Def<text:span text:style-name="T2">inition</text:span></text:h>
      <text:p text:style-name="P22">The language definition must be named <text:span text:style-name="T6">lang.xml</text:span> and placed at the <text:span text:style-name="T6">/metainfo/zk</text:span> directory accessible by the classpath.</text:p>
      <text:h text:style-name="P20" text:outline-level="3">Headers of the Language Definition</text:h>
      <text:h text:style-name="Heading_20_4" text:outline-level="4">The <text:span text:style-name="T6">language-name</text:span> Element</text:h>
      <text:p text:style-name="Text_20_body_20_indent_20_2">[Req<text:span text:style-name="T2">uired]</text:span></text:p>
      <text:p text:style-name="Code_20_Indent_20_2">&lt;language-name&gt;xul/html&lt;/language-name&gt;</text:p>
      <text:p text:style-name="P22">Specified the language name that uniquely identifies this langauge.</text:p>
      <text:h text:style-name="Heading_20_4" text:outline-level="4">The <text:span text:style-name="T6">device-type</text:span> Element</text:h>
      <text:p text:style-name="Text_20_body_20_indent_20_2">[Req<text:span text:style-name="T2">uired]</text:span></text:p>
      <text:p text:style-name="Code_20_Indent_20_2">&lt;&lt;device-type&gt;ajax&lt;/device-type&gt;</text:p>
      <text:p text:style-name="P22">Specified the device type, such as <text:span text:style-name="T6">ajax</text:span>, <text:span text:style-name="T6">xml</text:span>, <text:span text:style-name="T6">mil</text:span> and <text:span text:style-name="T6">hil</text:span>.</text:p>
      <text:h text:style-name="Heading_20_4" text:outline-level="4">The <text:span text:style-name="T6">namespace</text:span> Element</text:h>
      <text:p text:style-name="Text_20_body_20_indent_20_2">[Req<text:span text:style-name="T2">uired]</text:span></text:p>
      <text:p text:style-name="Code_20_Indent_20_2">&lt;namespace&gt;http://www.zkoss.org/2005/zul&lt;/namespace&gt;</text:p>
      <text:p text:style-name="P22">Specified the namespace that also uniquely identifies this language.</text:p>
      <text:h text:style-name="Heading_20_4" text:outline-level="4">The <text:span text:style-name="T6">extension</text:span> Element</text:h>
      <text:p text:style-name="Text_20_body_20_indent_20_2">[Req<text:span text:style-name="T2">uired; Multiple]</text:span></text:p>
      <text:p text:style-name="Code_20_Indent_20_2">&lt;extension&gt;zul&lt;/extension&gt;</text:p>
      <text:p text:style-name="Code_20_Indent_20_2">&lt;extension&gt;xul&lt;/extension&gt;</text:p>
      <text:p text:style-name="P22">Specified the file extension that shall be considered as using this language. For example, if <text:span text:style-name="T6">zul</text:span> is specified, this language will be used as the default language for all files with the <text:span text:style-name="T6">.zul</text:span> extension. Of course, the file can change the language later with the page directive.</text:p>
      <text:h text:style-name="Heading_20_4" text:outline-level="4">The <text:span text:style-name="T6">version</text:span> Element</text:h>
      <text:p text:style-name="Text_20_body_20_indent_20_2">[Optional<text:note text:id="ftn16" text:note-class="footnote"><text:note-citation>16</text:note-citation><text:note-body><text:p text:style-name="Footnote">It is req<text:span text:style-name="T2">uired for ZK 3.0.4 and prior.</text:span></text:p></text:note-body></text:note><text:span text:style-name="T2">]</text:span></text:p>
      <text:p text:style-name="Code_20_Indent_20_2">&lt;version&gt;</text:p>
      <text:p text:style-name="Code_20_Indent_20_2"><text:tab/>&lt;version-class&gt;org.zkoss.zul.Version&lt;/version-class&gt;</text:p>
      <text:p text:style-name="Code_20_Indent_20_2"><text:tab/>&lt;version-uid&gt;3.0.5&lt;/version-uid&gt;</text:p>
      <text:p text:style-name="Code_20_Indent_20_2"><text:tab/>&lt;zk-version&gt;3.0.0&lt;/zk-version&gt;&lt;!-- or later →</text:p>
      <text:p text:style-name="Code_20_Indent_20_2">&lt;/version&gt;</text:p>
      <text:p text:style-name="Text_20_body_20_indent_20_2">There are two par<text:span text:style-name="T2">ts: language version and ZK version. Language version is specified in </text:span><text:span text:style-name="T7">version-uid</text:span><text:span text:style-name="T2"> element. In certain environments, it is possible to have several versions of JAR file containing the same set of component definitions</text:span><text:span text:style-name="T2"><text:note text:id="ftn17" text:note-class="footnote"><text:note-citation>17</text:note-citation><text:note-body><text:p text:style-name="Footnote">For example, you might have an older version in WEB-INF/lib, and a newer version in shared/lib.</text:p></text:note-body></text:note></text:span><text:span text:style-name="T2">. To ensure the correct XML file is loaded, you have to specify a class carrying the version. The class must have a static data member called UID as shown below.</text:span></text:p>
      <text:p text:style-name="Code_20_Indent_20_2">public class Version {</text:p>
      <text:p text:style-name="Code_20_Indent_20_2"><text:tab/>public static final String UID = "3.0.5";</text:p>
      <text:p text:style-name="Code_20_Indent_20_2">}</text:p>
      <text:p text:style-name="P22">Then, ZK will compare <text:span text:style-name="T6">UID</text:span> with the value specified in <text:span text:style-name="T6">version-uid</text:span>, and the language is ignored if not matched – it means the XML file is <text:span text:style-name="T5">not</text:span><text:span text:style-name="T10"> from the same JAR file being loaded</text:span>.</text:p>
      <text:p text:style-name="P22">ZK Version that this language requires is specified in the <text:span text:style-name="T6">zk-version</text:span> element. The language is ignored if ZK installed is an older version.</text:p>
      <text:h text:style-name="Heading_20_4" text:outline-level="4">The <text:span text:style-name="T6">javascript</text:span> Element</text:h>
      <text:p text:style-name="P22">[Optional][Multiple]</text:p>
      <text:p text:style-name="Code_20_Indent_20_2">&lt;javascript src="~./js/zk/zk.js.dsp" charset="UTF-8"/&gt;</text:p>
      <text:p text:style-name="P22">Specifies a JavaScript file that must be loaded when a ZUML page is sent to the browser. It is actually generated inside <text:span text:style-name="T6">HTML HEAD</text:span> tag.</text:p>
      <text:h text:style-name="Heading_20_4" text:outline-level="4">The <text:span text:style-name="T6">stylesheet</text:span> Element</text:h>
      <text:p text:style-name="P22">[Optional][Multiple]</text:p>
      <text:p text:style-name="Code_20_Indent_20_2">&lt;stylesheet href="~./zul/css/norm*.css.dsp*" type="text/css"/&gt;</text:p>
      <text:p text:style-name="P22">Specifies a CSS file that must be loaded when a ZUML page is sent to the browser. It is actually generated inside <text:span text:style-name="T6">HTML HEAD</text:span> tag.</text:p>
      <text:h text:style-name="Heading_20_4" text:outline-level="4">The <text:span text:style-name="T6">zscript</text:span> Element</text:h>
      <text:p text:style-name="Text_20_body_20_indent_20_2">[Opt<text:span text:style-name="T2">ional][Multiple]</text:span></text:p>
      <text:p text:style-name="Code_20_Indent_20_2">&lt;zscript language="Java"&gt;</text:p>
      <text:p text:style-name="Code_20_Indent_20_2">void alert(String m) {</text:p>
      <text:p text:style-name="Code_20_Indent_20_2"><text:tab/>Messagebox.show(m);</text:p>
      <text:p text:style-name="Code_20_Indent_20_2">}</text:p>
      <text:p text:style-name="Code_20_Indent_20_2">&lt;/zscript&gt;</text:p>
      <text:p text:style-name="P22">Specifies a snippet of <text:span text:style-name="T6">zscript</text:span> codes that will be evaluated before ZK evaluates the <text:span text:style-name="T6">zscript</text:span> codes embedded in a ZUML page. The snippet is evaluated only once. If you want it to be evaluated each time the embedded <text:span text:style-name="T6">zscript</text:span> codes is evaluated, you can specify the <text:span text:style-name="T6">each-time</text:span> attribute as follows.</text:p>
      <text:p text:style-name="Code_20_Indent_20_2">&lt;zscript language="Groovy" <text:span text:style-name="T8">each-time="true"</text:span>&gt;</text:p>
      <text:p text:style-name="Code_20_Indent_20_2">import java.util.*</text:p>
      <text:p text:style-name="Code_20_Indent_20_2">&lt;/zscript&gt;</text:p>
      <text:h text:style-name="Heading_20_4" text:outline-level="4">The <text:s/><text:span text:style-name="T6">mold</text:span> Element</text:h>
      <text:p text:style-name="P22">[Optional][Multiple]</text:p>
      <text:p text:style-name="Code_20_Indent_20_2">&lt;mold&gt;</text:p>
      <text:p text:style-name="Code_20_Indent_20_2"><text:tab/>&lt;mold-name&gt;desktop&lt;/mold-name&gt;</text:p>
      <text:p text:style-name="Code_20_Indent_20_2"><text:tab/>&lt;mold-uri&gt;~./zul/html/desktop.dsp&lt;/mold-uri&gt;</text:p>
      <text:p text:style-name="Code_20_Indent_20_2">&lt;/mold&gt;</text:p>
      <text:p text:style-name="Text_20_body_20_indent_20_2">Spe<text:span text:style-name="T2">cifies the URL used to render a desktop or a page. Only three mold names are accepeted: </text:span><text:span text:style-name="T7">desktop</text:span><text:span text:style-name="T2">, </text:span><text:span text:style-name="T7">page</text:span><text:span text:style-name="T2"> and </text:span><text:span text:style-name="T7">complete</text:span><text:span text:style-name="T2">. The </text:span><text:span text:style-name="T7">desktop</text:span><text:span text:style-name="T2"> mold is used if a ZK page is standalone, i.e., not included by another page. The </text:span><text:span text:style-name="T7">page</text:span><text:span text:style-name="T2"> mold is used if a ZK page is included by another page. The complete mold is used if a page is declared to be <text:s/></text:span><text:span text:style-name="T14">complete</text:span><text:span text:style-name="T2">. , i.e., the </text:span><text:span text:style-name="T7">complete</text:span><text:span text:style-name="T2"> attribute of the page directive is true; refer to the </text:span><text:span text:style-name="T4">Developer's Reference</text:span><text:span text:style-name="T2">.</text:span></text:p>
      <text:h text:style-name="Heading_20_4" text:outline-level="4">The <text:span text:style-name="T6">label-template</text:span> Element</text:h>
      <text:p text:style-name="P22">[Required]</text:p>
      <text:p text:style-name="Code_20_Indent_20_2">&lt;label-template&gt;</text:p>
      <text:p text:style-name="Code_20_Indent_20_2"><text:tab/>&lt;component-name&gt;label&lt;/component-name&gt;</text:p>
      <text:p text:style-name="Code_20_Indent_20_2"><text:tab/>&lt;component-attribute&gt;value&lt;/component-attribute&gt;</text:p>
      <text:p text:style-name="Code_20_Indent_20_2">&lt;/label-template&gt;</text:p>
      <text:p text:style-name="P22">Specifies the component that is used to represent a label. When ZK loader encounters a piece of text, it converts it to a component specified here. For example, based on the <text:span text:style-name="T6">label-template</text:span> example listed above, the following codes</text:p>
      <text:p text:style-name="Code_20_Indent_20_2">&lt;window&gt;</text:p>
      <text:p text:style-name="Code_20_Indent_20_2">Test</text:p>
      <text:p text:style-name="Code_20_Indent_20_2">&lt;/window&gt;</text:p>
      <text:p text:style-name="Text_20_body_20_indent_20_2">is equ<text:span text:style-name="T2">ivalent to</text:span></text:p>
      <text:p text:style-name="Code_20_Indent_20_2">&lt;window&gt;</text:p>
      <text:p text:style-name="Code_20_Indent_20_2">&lt;label value="Test"/&gt;</text:p>
      <text:p text:style-name="Code_20_Indent_20_2">&lt;/window&gt;</text:p>
      <text:h text:style-name="Heading_20_5" text:outline-level="5">The <text:span text:style-name="T6">raw</text:span> Element</text:h>
      <text:p text:style-name="Text_20_body_20_indent_20_3">[Opt<text:span text:style-name="T2">ional]</text:span></text:p>
      <text:p text:style-name="Code_20_Indent_20_3">&lt;label-template&gt;</text:p>
      <text:p text:style-name="Code_20_Indent_20_3"><text:tab/>&lt;component-name&gt;label&lt;/component-name&gt;</text:p>
      <text:p text:style-name="Code_20_Indent_20_3"><text:tab/>&lt;component-attribute&gt;value&lt;/component-attribute&gt;</text:p>
      <text:p text:style-name="Code_20_Indent_20_3"><text:tab/><text:span text:style-name="T2">&lt;raw/&gt;</text:span></text:p>
      <text:p text:style-name="Code_20_Indent_20_3">&lt;/label-template&gt;</text:p>
      <text:p text:style-name="P30">Specifies whether the language prefer to use the raw labels.</text:p>
      <text:p text:style-name="P30">By raw labels we mean the text shall not be trimmed and shall be generated directly to the output (rather than wrapping with, say, SPAN).</text:p>
      <text:p text:style-name="P30">For example, the ZHTML and ZML languages specify this option, while the ZUL language doesn't.</text:p>
      <text:h text:style-name="Heading_20_4" text:outline-level="4">The <text:span text:style-name="T6">macro-template</text:span> Element</text:h>
      <text:p text:style-name="Text_20_body_20_indent_20_2">[Req<text:span text:style-name="T2">uired]</text:span></text:p>
      <text:p text:style-name="Code_20_Indent_20_2">&lt;macro-template&gt;</text:p>
      <text:p text:style-name="Code_20_Indent_20_2"><text:tab/>&lt;macro-class&gt;org.zkoss.zk.ui.HtmlMacroComponent&lt;/macro-class&gt;</text:p>
      <text:p text:style-name="Code_20_Indent_20_2"><text:tab/>&lt;macro-uri&gt;~./zul/html/macro.dsp&lt;/macro-uri&gt;</text:p>
      <text:p text:style-name="Code_20_Indent_20_2">&lt;/macro-template&gt;</text:p>
      <text:p text:style-name="P22">Specifies the class used to represent a macro component, and the URI used to render it.</text:p>
      <text:p text:style-name="P22">The class specified in the macro-class element must implement the <text:span text:style-name="T6">org.zkoss.zk.ui.ext.Macro</text:span> interface.</text:p>
      <text:h text:style-name="Heading_20_4" text:outline-level="4">The native-template Element</text:h>
      <text:p text:style-name="P22">[Required]</text:p>
      <text:p text:style-name="Code_20_Indent_20_2">&lt;native-template&gt;</text:p>
      <text:p text:style-name="Code_20_Indent_20_2"><text:tab/>&lt;native-class&gt;org.zkoss.zk.ui.HtmlNativeComponent&lt;/native-class&gt;</text:p>
      <text:p text:style-name="Code_20_Indent_20_2">&lt;/native-template&gt;</text:p>
      <text:p text:style-name="P22">Specifies the class used to represent a native component. It must implement the import <text:span text:style-name="T6">org.zkoss.zk.ui.ext.DynamicTag</text:span> and <text:span text:style-name="T6">org.zkoss.zk.ui.ext.Native</text:span> interfa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Style Guide<text:tab/>Page <text:page-number text:select-page="current">1</text:page-number> of <text:page-count>4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6-23T11:10:19</dc:date>
    <dc:language>en-US</dc:language>
    <meta:editing-cycles>1178</meta:editing-cycles>
    <meta:editing-duration>P4DT2H44M24S</meta:editing-duration>
    <meta:user-defined meta:name="Info 1"/>
    <meta:user-defined meta:name="Info 2"/>
    <meta:user-defined meta:name="Info 3"/>
    <meta:user-defined meta:name="Info 4"/>
    <meta:document-statistic meta:table-count="7" meta:image-count="3" meta:object-count="0" meta:page-count="48" meta:paragraph-count="1014" meta:word-count="11158" meta:character-count="71476"/>
  </office:meta>
</office:document-meta>
</file>